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282" officeooo:paragraph-rsid="00005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ning netstat :9001 from fresh boot and WITHOUT BitcoinCore or Armory running</text:p>
      <text:p text:style-name="Standard"/>
      <text:p text:style-name="Standard">user@user-pc:~$ netstat :9001</text:p>
      <text:p text:style-name="Standard"/>
      <text:p text:style-name="Standard">Active Internet connections (w/o servers)</text:p>
      <text:p text:style-name="Standard">Proto Recv-Q Send-Q Local Address <text:s text:c="10"/>Foreign Address <text:s text:c="8"/>State <text:s text:c="5"/></text:p>
      <text:p text:style-name="Standard">tcp <text:s text:c="7"/>0 <text:s text:c="5"/>0 user-pc:55634 <text:s text:c="10"/>192.168.1.170:http <text:s text:c="5"/>TIME_WAIT <text:s/></text:p>
      <text:p text:style-name="Standard">udp <text:s text:c="7"/>0 <text:s text:c="5"/>0 user-pc:bootpc <text:s text:c="9"/>G3100.myfiosgate:bootps ESTABLISHED</text:p>
      <text:p text:style-name="Standard">Active UNIX domain sockets (w/o servers)</text:p>
      <text:p text:style-name="Standard">Proto RefCnt Flags <text:s text:c="6"/>Type <text:s text:c="6"/>State <text:s text:c="8"/>I-Node <text:s text:c="2"/>Path</text:p>
      <text:p text:style-name="Standard">unix <text:s/>2 <text:s text:c="5"/>[ ] <text:s text:c="8"/>DGRAM <text:s text:c="19"/>46899 <text:s text:c="3"/>/run/user/1000/systemd/notify</text:p>
      <text:p text:style-name="Standard">unix <text:s/>2 <text:s text:c="5"/>[ ] <text:s text:c="8"/>DGRAM <text:s text:c="19"/>46090 <text:s text:c="3"/>/run/wpa_supplicant/wlp0s20f3</text:p>
      <text:p text:style-name="Standard">unix <text:s/>4 <text:s text:c="5"/>[ ] <text:s text:c="8"/>DGRAM <text:s text:c="19"/>20817 <text:s text:c="3"/>/run/systemd/notify</text:p>
      <text:p text:style-name="Standard">unix <text:s/>2 <text:s text:c="5"/>[ ] <text:s text:c="8"/>DGRAM <text:s text:c="19"/>20832 <text:s text:c="3"/>/run/systemd/journal/syslog</text:p>
      <text:p text:style-name="Standard">unix <text:s/>22 <text:s text:c="4"/>[ ] <text:s text:c="8"/>DGRAM <text:s text:c="19"/>20842 <text:s text:c="3"/>/run/systemd/journal/dev-log</text:p>
      <text:p text:style-name="Standard">unix <text:s/>10 <text:s text:c="4"/>[ ] <text:s text:c="8"/>DGRAM <text:s text:c="19"/>20846 <text:s text:c="3"/>/run/systemd/journal/socket</text:p>
      <text:p text:style-name="Standard">unix <text:s/>3 <text:s text:c="5"/>[ ] <text:s text:c="8"/>STREAM <text:s text:c="4"/>CONNECTED <text:s text:c="4"/>60625 <text:s text:c="3"/>/run/user/1000/bus</text:p>
      <text:p text:style-name="Standard">unix <text:s/>3 <text:s text:c="5"/>[ ] <text:s text:c="8"/>STREAM <text:s text:c="4"/>CONNECTED <text:s text:c="4"/>19448 <text:s text:c="3"/>@/tmp/dbus-dB12OCssyz</text:p>
      <text:p text:style-name="Standard">unix <text:s/>3 <text:s text:c="5"/>[ ] <text:s text:c="8"/>STREAM <text:s text:c="4"/>CONNECTED <text:s text:c="4"/>39614 <text:s text:c="3"/>/run/user/1000/bus</text:p>
      <text:p text:style-name="Standard">unix <text:s/>3 <text:s text:c="5"/>[ ] <text:s text:c="8"/>STREAM <text:s text:c="4"/>CONNECTED <text:s text:c="4"/>48627 <text:s text:c="3"/></text:p>
      <text:p text:style-name="Standard">unix <text:s/>3 <text:s text:c="5"/>[ ] <text:s text:c="8"/>STREAM <text:s text:c="4"/>CONNECTED <text:s text:c="4"/>33619 <text:s text:c="3"/></text:p>
      <text:p text:style-name="Standard">unix <text:s/>3 <text:s text:c="5"/>[ ] <text:s text:c="8"/>STREAM <text:s text:c="4"/>CONNECTED <text:s text:c="4"/>19377 <text:s text:c="3"/>/run/user/1000/bus</text:p>
      <text:p text:style-name="Standard">unix <text:s/>2 <text:s text:c="5"/>[ ] <text:s text:c="8"/>DGRAM <text:s text:c="19"/>48360 <text:s text:c="3"/></text:p>
      <text:p text:style-name="Standard">unix <text:s/>3 <text:s text:c="5"/>[ ] <text:s text:c="8"/>STREAM <text:s text:c="4"/>CONNECTED <text:s text:c="4"/>40277 <text:s text:c="3"/></text:p>
      <text:p text:style-name="Standard">unix <text:s/>3 <text:s text:c="5"/>[ ] <text:s text:c="8"/>STREAM <text:s text:c="4"/>CONNECTED <text:s text:c="4"/>850 <text:s text:c="5"/>/run/dbus/system_bus_socket</text:p>
      <text:p text:style-name="Standard">unix <text:s/>3 <text:s text:c="5"/>[ ] <text:s text:c="8"/>STREAM <text:s text:c="4"/>CONNECTED <text:s text:c="4"/>19452 <text:s text:c="3"/></text:p>
      <text:p text:style-name="Standard">unix <text:s/>2 <text:s text:c="5"/>[ ] <text:s text:c="8"/>DGRAM <text:s text:c="19"/>48416 <text:s text:c="3"/></text:p>
      <text:p text:style-name="Standard">unix <text:s/>3 <text:s text:c="5"/>[ ] <text:s text:c="8"/>STREAM <text:s text:c="4"/>CONNECTED <text:s text:c="4"/>36312 <text:s text:c="3"/></text:p>
      <text:p text:style-name="Standard">unix <text:s/>3 <text:s text:c="5"/>[ ] <text:s text:c="8"/>STREAM <text:s text:c="4"/>CONNECTED <text:s text:c="4"/>36130 <text:s text:c="3"/></text:p>
      <text:p text:style-name="Standard">unix <text:s/>3 <text:s text:c="5"/>[ ] <text:s text:c="8"/>STREAM <text:s text:c="4"/>CONNECTED <text:s text:c="4"/>50425 <text:s text:c="3"/>/run/dbus/system_bus_socket</text:p>
      <text:p text:style-name="Standard">unix <text:s/>3 <text:s text:c="5"/>[ ] <text:s text:c="8"/>STREAM <text:s text:c="4"/>CONNECTED <text:s text:c="4"/>52389 <text:s text:c="3"/>@/tmp/dbus-dB12OCssyz</text:p>
      <text:p text:style-name="Standard">unix <text:s/>3 <text:s text:c="5"/>[ ] <text:s text:c="8"/>STREAM <text:s text:c="4"/>CONNECTED <text:s text:c="4"/>44255 <text:s text:c="3"/></text:p>
      <text:p text:style-name="Standard">unix <text:s/>3 <text:s text:c="5"/>[ ] <text:s text:c="8"/>STREAM <text:s text:c="4"/>CONNECTED <text:s text:c="4"/>49419 <text:s text:c="3"/>@/home/user/.cache/ibus/dbus-quUACSJf</text:p>
      <text:p text:style-name="Standard">unix <text:s/>3 <text:s text:c="5"/>[ ] <text:s text:c="8"/>STREAM <text:s text:c="4"/>CONNECTED <text:s text:c="4"/>53419 <text:s text:c="3"/>/run/user/1000/bus</text:p>
      <text:p text:style-name="Standard">unix <text:s/>2 <text:s text:c="5"/>[ ] <text:s text:c="8"/>DGRAM <text:s text:c="19"/>19026 <text:s text:c="3"/></text:p>
      <text:p text:style-name="Standard">unix <text:s/>3 <text:s text:c="5"/>[ ] <text:s text:c="8"/>STREAM <text:s text:c="4"/>CONNECTED <text:s text:c="4"/>49318 <text:s text:c="3"/></text:p>
      <text:p text:style-name="Standard">unix <text:s/>3 <text:s text:c="5"/>[ ] <text:s text:c="8"/>STREAM <text:s text:c="4"/>CONNECTED <text:s text:c="4"/>50801 <text:s text:c="3"/>/run/user/1000/bus</text:p>
      <text:p text:style-name="Standard">unix <text:s/>3 <text:s text:c="5"/>[ ] <text:s text:c="8"/>STREAM <text:s text:c="4"/>CONNECTED <text:s text:c="4"/>40291 <text:s text:c="3"/>/run/systemd/journal/stdout</text:p>
      <text:p text:style-name="Standard">unix <text:s/>3 <text:s text:c="5"/>[ ] <text:s text:c="8"/>STREAM <text:s text:c="4"/>CONNECTED <text:s text:c="4"/>37002 <text:s text:c="3"/></text:p>
      <text:p text:style-name="Standard">unix <text:s/>3 <text:s text:c="5"/>[ ] <text:s text:c="8"/>STREAM <text:s text:c="4"/>CONNECTED <text:s text:c="4"/>52293 <text:s text:c="3"/></text:p>
      <text:p text:style-name="Standard">unix <text:s/>3 <text:s text:c="5"/>[ ] <text:s text:c="8"/>STREAM <text:s text:c="4"/>CONNECTED <text:s text:c="4"/>49281 <text:s text:c="3"/>/run/systemd/journal/stdout</text:p>
      <text:p text:style-name="Standard">unix <text:s/>3 <text:s text:c="5"/>[ ] <text:s text:c="8"/>STREAM <text:s text:c="4"/>CONNECTED <text:s text:c="4"/>38642 <text:s text:c="3"/></text:p>
      <text:p text:style-name="Standard">unix <text:s/>3 <text:s text:c="5"/>[ ] <text:s text:c="8"/>STREAM <text:s text:c="4"/>CONNECTED <text:s text:c="4"/>38865 <text:s text:c="3"/>/run/user/1000/bus</text:p>
      <text:p text:style-name="Standard">unix <text:s/>3 <text:s text:c="5"/>[ ] <text:s text:c="8"/>STREAM <text:s text:c="4"/>CONNECTED <text:s text:c="4"/>34997 <text:s text:c="3"/>/run/systemd/journal/stdout</text:p>
      <text:p text:style-name="Standard">unix <text:s/>3 <text:s text:c="5"/>[ ] <text:s text:c="8"/>STREAM <text:s text:c="4"/>CONNECTED <text:s text:c="4"/>671 <text:s text:c="5"/></text:p>
      <text:p text:style-name="Standard">unix <text:s/>3 <text:s text:c="5"/>[ ] <text:s text:c="8"/>DGRAM <text:s text:c="19"/>582 <text:s text:c="5"/></text:p>
      <text:p text:style-name="Standard">unix <text:s/>3 <text:s text:c="5"/>[ ] <text:s text:c="8"/>STREAM <text:s text:c="4"/>CONNECTED <text:s text:c="4"/>49417 <text:s text:c="3"/></text:p>
      <text:p text:style-name="Standard">unix <text:s/>3 <text:s text:c="5"/>[ ] <text:s text:c="8"/>STREAM <text:s text:c="4"/>CONNECTED <text:s text:c="4"/>38364 <text:s text:c="3"/></text:p>
      <text:p text:style-name="Standard">unix <text:s/>3 <text:s text:c="5"/>[ ] <text:s text:c="8"/>STREAM <text:s text:c="4"/>CONNECTED <text:s text:c="4"/>35667 <text:s text:c="3"/>/run/systemd/journal/stdout</text:p>
      <text:p text:style-name="Standard"><text:soft-page-break/>unix <text:s/>3 <text:s text:c="5"/>[ ] <text:s text:c="8"/>STREAM <text:s text:c="4"/>CONNECTED <text:s text:c="4"/>845 <text:s text:c="5"/>/run/dbus/system_bus_socket</text:p>
      <text:p text:style-name="Standard">unix <text:s/>3 <text:s text:c="5"/>[ ] <text:s text:c="8"/>STREAM <text:s text:c="4"/>CONNECTED <text:s text:c="4"/>19387 <text:s text:c="3"/>/run/systemd/journal/stdout</text:p>
      <text:p text:style-name="Standard">unix <text:s/>3 <text:s text:c="5"/>[ ] <text:s text:c="8"/>STREAM <text:s text:c="4"/>CONNECTED <text:s text:c="4"/>58556 <text:s text:c="3"/></text:p>
      <text:p text:style-name="Standard">unix <text:s/>3 <text:s text:c="5"/>[ ] <text:s text:c="8"/>STREAM <text:s text:c="4"/>CONNECTED <text:s text:c="4"/>50802 <text:s text:c="3"/>/run/user/1000/bus</text:p>
      <text:p text:style-name="Standard">unix <text:s/>3 <text:s text:c="5"/>[ ] <text:s text:c="8"/>STREAM <text:s text:c="4"/>CONNECTED <text:s text:c="4"/>38640 <text:s text:c="3"/></text:p>
      <text:p text:style-name="Standard">unix <text:s/>3 <text:s text:c="5"/>[ ] <text:s text:c="8"/>STREAM <text:s text:c="4"/>CONNECTED <text:s text:c="4"/>23516 <text:s text:c="3"/>/run/dbus/system_bus_socket</text:p>
      <text:p text:style-name="Standard">unix <text:s/>3 <text:s text:c="5"/>[ ] <text:s text:c="8"/>STREAM <text:s text:c="4"/>CONNECTED <text:s text:c="4"/>48626 <text:s text:c="3"/></text:p>
      <text:p text:style-name="Standard">unix <text:s/>3 <text:s text:c="5"/>[ ] <text:s text:c="8"/>STREAM <text:s text:c="4"/>CONNECTED <text:s text:c="4"/>57860 <text:s text:c="3"/>/var/run/cups/cups.sock</text:p>
      <text:p text:style-name="Standard">unix <text:s/>3 <text:s text:c="5"/>[ ] <text:s text:c="8"/>STREAM <text:s text:c="4"/>CONNECTED <text:s text:c="4"/>39238 <text:s text:c="3"/>/run/dbus/system_bus_socket</text:p>
      <text:p text:style-name="Standard">unix <text:s/>3 <text:s text:c="5"/>[ ] <text:s text:c="8"/>STREAM <text:s text:c="4"/>CONNECTED <text:s text:c="4"/>37993 <text:s text:c="3"/>/run/systemd/journal/stdout</text:p>
      <text:p text:style-name="Standard">unix <text:s/>3 <text:s text:c="5"/>[ ] <text:s text:c="8"/>STREAM <text:s text:c="4"/>CONNECTED <text:s text:c="4"/>34996 <text:s text:c="3"/></text:p>
      <text:p text:style-name="Standard">unix <text:s/>2 <text:s text:c="5"/>[ ] <text:s text:c="8"/>DGRAM <text:s text:c="19"/>24980 <text:s text:c="3"/></text:p>
      <text:p text:style-name="Standard">unix <text:s/>3 <text:s text:c="5"/>[ ] <text:s text:c="8"/>STREAM <text:s text:c="4"/>CONNECTED <text:s text:c="4"/>19438 <text:s text:c="3"/></text:p>
      <text:p text:style-name="Standard">unix <text:s/>3 <text:s text:c="5"/>[ ] <text:s text:c="8"/>STREAM <text:s text:c="4"/>CONNECTED <text:s text:c="4"/>60556 <text:s text:c="3"/>/run/dbus/system_bus_socket</text:p>
      <text:p text:style-name="Standard">unix <text:s/>3 <text:s text:c="5"/>[ ] <text:s text:c="8"/>STREAM <text:s text:c="4"/>CONNECTED <text:s text:c="4"/>38856 <text:s text:c="3"/>/run/systemd/journal/stdout</text:p>
      <text:p text:style-name="Standard">unix <text:s/>3 <text:s text:c="5"/>[ ] <text:s text:c="8"/>STREAM <text:s text:c="4"/>CONNECTED <text:s text:c="4"/>36851 <text:s text:c="3"/>/run/dbus/system_bus_socket</text:p>
      <text:p text:style-name="Standard">unix <text:s/>3 <text:s text:c="5"/>[ ] <text:s text:c="8"/>STREAM <text:s text:c="4"/>CONNECTED <text:s text:c="4"/>43013 <text:s text:c="3"/>/run/systemd/journal/stdout</text:p>
      <text:p text:style-name="Standard">unix <text:s/>3 <text:s text:c="5"/>[ ] <text:s text:c="8"/>STREAM <text:s text:c="4"/>CONNECTED <text:s text:c="4"/>40080 <text:s text:c="3"/></text:p>
      <text:p text:style-name="Standard">unix <text:s/>3 <text:s text:c="5"/>[ ] <text:s text:c="8"/>STREAM <text:s text:c="4"/>CONNECTED <text:s text:c="4"/>44020 <text:s text:c="3"/>/run/dbus/system_bus_socket</text:p>
      <text:p text:style-name="Standard">unix <text:s/>3 <text:s text:c="5"/>[ ] <text:s text:c="8"/>STREAM <text:s text:c="4"/>CONNECTED <text:s text:c="4"/>35670 <text:s text:c="3"/></text:p>
      <text:p text:style-name="Standard">unix <text:s/>3 <text:s text:c="5"/>[ ] <text:s text:c="8"/>STREAM <text:s text:c="4"/>CONNECTED <text:s text:c="4"/>41582 <text:s text:c="3"/>/run/systemd/journal/stdout</text:p>
      <text:p text:style-name="Standard">unix <text:s/>3 <text:s text:c="5"/>[ ] <text:s text:c="8"/>STREAM <text:s text:c="4"/>CONNECTED <text:s text:c="4"/>48567 <text:s text:c="3"/></text:p>
      <text:p text:style-name="Standard">unix <text:s/>3 <text:s text:c="5"/>[ ] <text:s text:c="8"/>STREAM <text:s text:c="4"/>CONNECTED <text:s text:c="4"/>54499 <text:s text:c="3"/></text:p>
      <text:p text:style-name="Standard">unix <text:s/>3 <text:s text:c="5"/>[ ] <text:s text:c="8"/>STREAM <text:s text:c="4"/>CONNECTED <text:s text:c="4"/>19027 <text:s text:c="3"/></text:p>
      <text:p text:style-name="Standard">unix <text:s/>3 <text:s text:c="5"/>[ ] <text:s text:c="8"/>STREAM <text:s text:c="4"/>CONNECTED <text:s text:c="4"/>37998 <text:s text:c="3"/>/run/systemd/journal/stdout</text:p>
      <text:p text:style-name="Standard">unix <text:s/>3 <text:s text:c="5"/>[ ] <text:s text:c="8"/>STREAM <text:s text:c="4"/>CONNECTED <text:s text:c="4"/>19447 <text:s text:c="3"/>@/tmp/dbus-dB12OCssyz</text:p>
      <text:p text:style-name="Standard">unix <text:s/>3 <text:s text:c="5"/>[ ] <text:s text:c="8"/>STREAM <text:s text:c="4"/>CONNECTED <text:s text:c="4"/>19411 <text:s text:c="3"/>/run/systemd/journal/stdout</text:p>
      <text:p text:style-name="Standard">unix <text:s/>3 <text:s text:c="5"/>[ ] <text:s text:c="8"/>STREAM <text:s text:c="4"/>CONNECTED <text:s text:c="4"/>60621 <text:s text:c="3"/>/run/user/1000/bus</text:p>
      <text:p text:style-name="Standard">unix <text:s/>3 <text:s text:c="5"/>[ ] <text:s text:c="8"/>STREAM <text:s text:c="4"/>CONNECTED <text:s text:c="4"/>19022 <text:s text:c="3"/></text:p>
      <text:p text:style-name="Standard">unix <text:s/>3 <text:s text:c="5"/>[ ] <text:s text:c="8"/>STREAM <text:s text:c="4"/>CONNECTED <text:s text:c="4"/>37562 <text:s text:c="3"/></text:p>
      <text:p text:style-name="Standard">unix <text:s/>3 <text:s text:c="5"/>[ ] <text:s text:c="8"/>STREAM <text:s text:c="4"/>CONNECTED <text:s text:c="4"/>19378 <text:s text:c="3"/></text:p>
      <text:p text:style-name="Standard">unix <text:s/>3 <text:s text:c="5"/>[ ] <text:s text:c="8"/>STREAM <text:s text:c="4"/>CONNECTED <text:s text:c="4"/>35820 <text:s text:c="3"/>/run/user/1000/bus</text:p>
      <text:p text:style-name="Standard">unix <text:s/>3 <text:s text:c="5"/>[ ] <text:s text:c="8"/>STREAM <text:s text:c="4"/>CONNECTED <text:s text:c="4"/>48564 <text:s text:c="3"/></text:p>
      <text:p text:style-name="Standard">unix <text:s/>3 <text:s text:c="5"/>[ ] <text:s text:c="8"/>STREAM <text:s text:c="4"/>CONNECTED <text:s text:c="4"/>55377 <text:s text:c="3"/></text:p>
      <text:p text:style-name="Standard">unix <text:s/>3 <text:s text:c="5"/>[ ] <text:s text:c="8"/>STREAM <text:s text:c="4"/>CONNECTED <text:s text:c="4"/>38840 <text:s text:c="3"/>/run/user/1000/bus</text:p>
      <text:p text:style-name="Standard">unix <text:s/>3 <text:s text:c="5"/>[ ] <text:s text:c="8"/>STREAM <text:s text:c="4"/>CONNECTED <text:s text:c="4"/>36039 <text:s text:c="3"/></text:p>
      <text:p text:style-name="Standard">unix <text:s/>3 <text:s text:c="5"/>[ ] <text:s text:c="8"/>STREAM <text:s text:c="4"/>CONNECTED <text:s text:c="4"/>37550 <text:s text:c="3"/></text:p>
      <text:p text:style-name="Standard">unix <text:s/>3 <text:s text:c="5"/>[ ] <text:s text:c="8"/>STREAM <text:s text:c="4"/>CONNECTED <text:s text:c="4"/>52192 <text:s text:c="3"/>/run/systemd/journal/stdout</text:p>
      <text:p text:style-name="Standard">unix <text:s/>3 <text:s text:c="5"/>[ ] <text:s text:c="8"/>STREAM <text:s text:c="4"/>CONNECTED <text:s text:c="4"/>41532 <text:s text:c="3"/></text:p>
      <text:p text:style-name="Standard">unix <text:s/>3 <text:s text:c="5"/>[ ] <text:s text:c="8"/>STREAM <text:s text:c="4"/>CONNECTED <text:s text:c="4"/>51516 <text:s text:c="3"/></text:p>
      <text:p text:style-name="Standard">unix <text:s/>2 <text:s text:c="5"/>[ ] <text:s text:c="8"/>DGRAM <text:s text:c="19"/>35205 <text:s text:c="3"/></text:p>
      <text:p text:style-name="Standard">unix <text:s/>3 <text:s text:c="5"/>[ ] <text:s text:c="8"/>STREAM <text:s text:c="4"/>CONNECTED <text:s text:c="4"/>48568 <text:s text:c="3"/></text:p>
      <text:p text:style-name="Standard">unix <text:s/>3 <text:s text:c="5"/>[ ] <text:s text:c="8"/>STREAM <text:s text:c="4"/>CONNECTED <text:s text:c="4"/>46008 <text:s text:c="3"/></text:p>
      <text:p text:style-name="Standard">unix <text:s/>3 <text:s text:c="5"/>[ ] <text:s text:c="8"/>STREAM <text:s text:c="4"/>CONNECTED <text:s text:c="4"/>33416 <text:s text:c="3"/>/run/systemd/journal/stdout</text:p>
      <text:p text:style-name="Standard">unix <text:s/>3 <text:s text:c="5"/>[ ] <text:s text:c="8"/>STREAM <text:s text:c="4"/>CONNECTED <text:s text:c="4"/>52233 <text:s text:c="3"/>/run/systemd/journal/stdout</text:p>
      <text:p text:style-name="Standard">unix <text:s/>3 <text:s text:c="5"/>[ ] <text:s text:c="8"/>STREAM <text:s text:c="4"/>CONNECTED <text:s text:c="4"/>56490 <text:s text:c="3"/>/run/user/1000/pulse/native</text:p>
      <text:p text:style-name="Standard">unix <text:s/>3 <text:s text:c="5"/>[ ] <text:s text:c="8"/>STREAM <text:s text:c="4"/>CONNECTED <text:s text:c="4"/>40935 <text:s text:c="3"/>/run/user/1000/bus</text:p>
      <text:p text:style-name="Standard">unix <text:s/>3 <text:s text:c="5"/>[ ] <text:s text:c="8"/>STREAM <text:s text:c="4"/>CONNECTED <text:s text:c="4"/>35809 <text:s text:c="3"/>/run/dbus/system_bus_socket</text:p>
      <text:p text:style-name="Standard">unix <text:s/>3 <text:s text:c="5"/>[ ] <text:s text:c="8"/>STREAM <text:s text:c="4"/>CONNECTED <text:s text:c="4"/>25450 <text:s text:c="3"/>/run/systemd/journal/stdout</text:p>
      <text:p text:style-name="Standard"><text:soft-page-break/>unix <text:s/>3 <text:s text:c="5"/>[ ] <text:s text:c="8"/>STREAM <text:s text:c="4"/>CONNECTED <text:s text:c="4"/>39558 <text:s text:c="3"/>/run/dbus/system_bus_socket</text:p>
      <text:p text:style-name="Standard">unix <text:s/>3 <text:s text:c="5"/>[ ] <text:s text:c="8"/>STREAM <text:s text:c="4"/>CONNECTED <text:s text:c="4"/>41583 <text:s text:c="3"/>/run/systemd/journal/stdout</text:p>
      <text:p text:style-name="Standard">unix <text:s/>3 <text:s text:c="5"/>[ ] <text:s text:c="8"/>STREAM <text:s text:c="4"/>CONNECTED <text:s text:c="4"/>38847 <text:s text:c="3"/>/run/dbus/system_bus_socket</text:p>
      <text:p text:style-name="Standard">unix <text:s/>3 <text:s text:c="5"/>[ ] <text:s text:c="8"/>STREAM <text:s text:c="4"/>CONNECTED <text:s text:c="4"/>25013 <text:s text:c="3"/>/run/systemd/journal/stdout</text:p>
      <text:p text:style-name="Standard">unix <text:s/>3 <text:s text:c="5"/>[ ] <text:s text:c="8"/>STREAM <text:s text:c="4"/>CONNECTED <text:s text:c="4"/>48481 <text:s text:c="3"/></text:p>
      <text:p text:style-name="Standard">unix <text:s/>3 <text:s text:c="5"/>[ ] <text:s text:c="8"/>STREAM <text:s text:c="4"/>CONNECTED <text:s text:c="4"/>57857 <text:s text:c="3"/>/run/user/1000/bus</text:p>
      <text:p text:style-name="Standard">unix <text:s/>3 <text:s text:c="5"/>[ ] <text:s text:c="8"/>STREAM <text:s text:c="4"/>CONNECTED <text:s text:c="4"/>48570 <text:s text:c="3"/>/run/user/1000/bus</text:p>
      <text:p text:style-name="Standard">unix <text:s/>3 <text:s text:c="5"/>[ ] <text:s text:c="8"/>STREAM <text:s text:c="4"/>CONNECTED <text:s text:c="4"/>49316 <text:s text:c="3"/></text:p>
      <text:p text:style-name="Standard">unix <text:s/>3 <text:s text:c="5"/>[ ] <text:s text:c="8"/>STREAM <text:s text:c="4"/>CONNECTED <text:s text:c="4"/>35668 <text:s text:c="3"/>/run/dbus/system_bus_socket</text:p>
      <text:p text:style-name="Standard">unix <text:s/>3 <text:s text:c="5"/>[ ] <text:s text:c="8"/>STREAM <text:s text:c="4"/>CONNECTED <text:s text:c="4"/>37055 <text:s text:c="3"/></text:p>
      <text:p text:style-name="Standard">unix <text:s/>3 <text:s text:c="5"/>[ ] <text:s text:c="8"/>STREAM <text:s text:c="4"/>CONNECTED <text:s text:c="4"/>61456 <text:s text:c="3"/></text:p>
      <text:p text:style-name="Standard">unix <text:s/>2 <text:s text:c="5"/>[ ] <text:s text:c="8"/>DGRAM <text:s text:c="19"/>41995 <text:s text:c="3"/></text:p>
      <text:p text:style-name="Standard">unix <text:s/>3 <text:s text:c="5"/>[ ] <text:s text:c="8"/>STREAM <text:s text:c="4"/>CONNECTED <text:s text:c="4"/>58604 <text:s text:c="3"/></text:p>
      <text:p text:style-name="Standard">unix <text:s/>3 <text:s text:c="5"/>[ ] <text:s text:c="8"/>STREAM <text:s text:c="4"/>CONNECTED <text:s text:c="4"/>38641 <text:s text:c="3"/></text:p>
      <text:p text:style-name="Standard">unix <text:s/>3 <text:s text:c="5"/>[ ] <text:s text:c="8"/>STREAM <text:s text:c="4"/>CONNECTED <text:s text:c="4"/>54523 <text:s text:c="3"/></text:p>
      <text:p text:style-name="Standard">unix <text:s/>3 <text:s text:c="5"/>[ ] <text:s text:c="8"/>STREAM <text:s text:c="4"/>CONNECTED <text:s text:c="4"/>48576 <text:s text:c="3"/></text:p>
      <text:p text:style-name="Standard">unix <text:s/>3 <text:s text:c="5"/>[ ] <text:s text:c="8"/>STREAM <text:s text:c="4"/>CONNECTED <text:s text:c="4"/>48351 <text:s text:c="3"/></text:p>
      <text:p text:style-name="Standard">unix <text:s/>3 <text:s text:c="5"/>[ ] <text:s text:c="8"/>STREAM <text:s text:c="4"/>CONNECTED <text:s text:c="4"/>19413 <text:s text:c="3"/></text:p>
      <text:p text:style-name="Standard">unix <text:s/>3 <text:s text:c="5"/>[ ] <text:s text:c="8"/>STREAM <text:s text:c="4"/>CONNECTED <text:s text:c="4"/>48565 <text:s text:c="3"/></text:p>
      <text:p text:style-name="Standard">unix <text:s/>3 <text:s text:c="5"/>[ ] <text:s text:c="8"/>STREAM <text:s text:c="4"/>CONNECTED <text:s text:c="4"/>50566 <text:s text:c="3"/>/run/user/1000/bus</text:p>
      <text:p text:style-name="Standard">unix <text:s/>3 <text:s text:c="5"/>[ ] <text:s text:c="8"/>STREAM <text:s text:c="4"/>CONNECTED <text:s text:c="4"/>57939 <text:s text:c="3"/></text:p>
      <text:p text:style-name="Standard">unix <text:s/>3 <text:s text:c="5"/>[ ] <text:s text:c="8"/>STREAM <text:s text:c="4"/>CONNECTED <text:s text:c="4"/>19443 <text:s text:c="3"/>@/tmp/dbus-dB12OCssyz</text:p>
      <text:p text:style-name="Standard">unix <text:s/>2 <text:s text:c="5"/>[ ] <text:s text:c="8"/>DGRAM <text:s text:c="19"/>49423 <text:s text:c="3"/></text:p>
      <text:p text:style-name="Standard">unix <text:s/>3 <text:s text:c="5"/>[ ] <text:s text:c="8"/>STREAM <text:s text:c="4"/>CONNECTED <text:s text:c="4"/>37820 <text:s text:c="3"/></text:p>
      <text:p text:style-name="Standard">unix <text:s/>2 <text:s text:c="5"/>[ ] <text:s text:c="8"/>DGRAM <text:s text:c="19"/>18142 <text:s text:c="3"/></text:p>
      <text:p text:style-name="Standard">unix <text:s/>3 <text:s text:c="5"/>[ ] <text:s text:c="8"/>STREAM <text:s text:c="4"/>CONNECTED <text:s text:c="4"/>19412 <text:s text:c="3"/>/run/systemd/journal/stdout</text:p>
      <text:p text:style-name="Standard">unix <text:s/>3 <text:s text:c="5"/>[ ] <text:s text:c="8"/>STREAM <text:s text:c="4"/>CONNECTED <text:s text:c="4"/>54519 <text:s text:c="3"/>@/home/user/.cache/ibus/dbus-quUACSJf</text:p>
      <text:p text:style-name="Standard">unix <text:s/>3 <text:s text:c="5"/>[ ] <text:s text:c="8"/>STREAM <text:s text:c="4"/>CONNECTED <text:s text:c="4"/>38680 <text:s text:c="3"/>/run/systemd/journal/stdout</text:p>
      <text:p text:style-name="Standard">unix <text:s/>3 <text:s text:c="5"/>[ ] <text:s text:c="8"/>STREAM <text:s text:c="4"/>CONNECTED <text:s text:c="4"/>48415 <text:s text:c="3"/></text:p>
      <text:p text:style-name="Standard">unix <text:s/>3 <text:s text:c="5"/>[ ] <text:s text:c="8"/>STREAM <text:s text:c="4"/>CONNECTED <text:s text:c="4"/>40916 <text:s text:c="3"/>/run/systemd/journal/stdout</text:p>
      <text:p text:style-name="Standard">unix <text:s/>2 <text:s text:c="5"/>[ ] <text:s text:c="8"/>STREAM <text:s text:c="4"/>CONNECTED <text:s text:c="4"/>54461 <text:s text:c="3"/></text:p>
      <text:p text:style-name="Standard">unix <text:s/>3 <text:s text:c="5"/>[ ] <text:s text:c="8"/>STREAM <text:s text:c="4"/>CONNECTED <text:s text:c="4"/>46589 <text:s text:c="3"/></text:p>
      <text:p text:style-name="Standard">unix <text:s/>3 <text:s text:c="5"/>[ ] <text:s text:c="8"/>STREAM <text:s text:c="4"/>CONNECTED <text:s text:c="4"/>18143 <text:s text:c="3"/></text:p>
      <text:p text:style-name="Standard">unix <text:s/>3 <text:s text:c="5"/>[ ] <text:s text:c="8"/>STREAM <text:s text:c="4"/>CONNECTED <text:s text:c="4"/>38682 <text:s text:c="3"/>/run/systemd/journal/stdout</text:p>
      <text:p text:style-name="Standard">unix <text:s/>3 <text:s text:c="5"/>[ ] <text:s text:c="8"/>STREAM <text:s text:c="4"/>CONNECTED <text:s text:c="4"/>49285 <text:s text:c="3"/>/run/user/1000/bus</text:p>
      <text:p text:style-name="Standard">unix <text:s/>3 <text:s text:c="5"/>[ ] <text:s text:c="8"/>STREAM <text:s text:c="4"/>CONNECTED <text:s text:c="4"/>41383 <text:s text:c="3"/></text:p>
      <text:p text:style-name="Standard">unix <text:s/>3 <text:s text:c="5"/>[ ] <text:s text:c="8"/>STREAM <text:s text:c="4"/>CONNECTED <text:s text:c="4"/>48417 <text:s text:c="3"/></text:p>
      <text:p text:style-name="Standard">unix <text:s/>3 <text:s text:c="5"/>[ ] <text:s text:c="8"/>STREAM <text:s text:c="4"/>CONNECTED <text:s text:c="4"/>54512 <text:s text:c="3"/></text:p>
      <text:p text:style-name="Standard">unix <text:s/>3 <text:s text:c="5"/>[ ] <text:s text:c="8"/>STREAM <text:s text:c="4"/>CONNECTED <text:s text:c="4"/>38932 <text:s text:c="3"/>/run/systemd/journal/stdout</text:p>
      <text:p text:style-name="Standard">unix <text:s/>3 <text:s text:c="5"/>[ ] <text:s text:c="8"/>DGRAM <text:s text:c="19"/>583 <text:s text:c="5"/></text:p>
      <text:p text:style-name="Standard">unix <text:s/>3 <text:s text:c="5"/>[ ] <text:s text:c="8"/>STREAM <text:s text:c="4"/>CONNECTED <text:s text:c="4"/>60619 <text:s text:c="3"/>/run/user/1000/bus</text:p>
      <text:p text:style-name="Standard">unix <text:s/>3 <text:s text:c="5"/>[ ] <text:s text:c="8"/>STREAM <text:s text:c="4"/>CONNECTED <text:s text:c="4"/>52372 <text:s text:c="3"/>/run/user/1000/wayland-0</text:p>
      <text:p text:style-name="Standard">unix <text:s/>3 <text:s text:c="5"/>[ ] <text:s text:c="8"/>STREAM <text:s text:c="4"/>CONNECTED <text:s text:c="4"/>847 <text:s text:c="5"/>/run/dbus/system_bus_socket</text:p>
      <text:p text:style-name="Standard">unix <text:s/>3 <text:s text:c="5"/>[ ] <text:s text:c="8"/>STREAM <text:s text:c="4"/>CONNECTED <text:s text:c="4"/>19409 <text:s text:c="3"/></text:p>
      <text:p text:style-name="Standard">unix <text:s/>2 <text:s text:c="5"/>[ ] <text:s text:c="8"/>DGRAM <text:s text:c="19"/>39622 <text:s text:c="3"/></text:p>
      <text:p text:style-name="Standard">unix <text:s/>2 <text:s text:c="5"/>[ ] <text:s text:c="8"/>DGRAM <text:s text:c="19"/>18140 <text:s text:c="3"/></text:p>
      <text:p text:style-name="Standard">unix <text:s/>3 <text:s text:c="5"/>[ ] <text:s text:c="8"/>STREAM <text:s text:c="4"/>CONNECTED <text:s text:c="4"/>19410 <text:s text:c="3"/></text:p>
      <text:p text:style-name="Standard">unix <text:s/>3 <text:s text:c="5"/>[ ] <text:s text:c="8"/>STREAM <text:s text:c="4"/>CONNECTED <text:s text:c="4"/>37001 <text:s text:c="3"/></text:p>
      <text:p text:style-name="Standard">unix <text:s/>3 <text:s text:c="5"/>[ ] <text:s text:c="8"/>STREAM <text:s text:c="4"/>CONNECTED <text:s text:c="4"/>48575 <text:s text:c="3"/></text:p>
      <text:p text:style-name="Standard"><text:soft-page-break/>unix <text:s/>3 <text:s text:c="5"/>[ ] <text:s text:c="8"/>STREAM <text:s text:c="4"/>CONNECTED <text:s text:c="4"/>46011 <text:s text:c="3"/></text:p>
      <text:p text:style-name="Standard">unix <text:s/>3 <text:s text:c="5"/>[ ] <text:s text:c="8"/>STREAM <text:s text:c="4"/>CONNECTED <text:s text:c="4"/>57883 <text:s text:c="3"/>@/tmp/dbus-dB12OCssyz</text:p>
      <text:p text:style-name="Standard">unix <text:s/>2 <text:s text:c="5"/>[ ] <text:s text:c="8"/>DGRAM <text:s text:c="19"/>37561 <text:s text:c="3"/></text:p>
      <text:p text:style-name="Standard">unix <text:s/>3 <text:s text:c="5"/>[ ] <text:s text:c="8"/>STREAM <text:s text:c="4"/>CONNECTED <text:s text:c="4"/>61454 <text:s text:c="3"/></text:p>
      <text:p text:style-name="Standard">unix <text:s/>3 <text:s text:c="5"/>[ ] <text:s text:c="8"/>STREAM <text:s text:c="4"/>CONNECTED <text:s text:c="4"/>41580 <text:s text:c="3"/></text:p>
      <text:p text:style-name="Standard">unix <text:s/>3 <text:s text:c="5"/>[ ] <text:s text:c="8"/>STREAM <text:s text:c="4"/>CONNECTED <text:s text:c="4"/>46009 <text:s text:c="3"/></text:p>
      <text:p text:style-name="Standard">unix <text:s/>3 <text:s text:c="5"/>[ ] <text:s text:c="8"/>STREAM <text:s text:c="4"/>CONNECTED <text:s text:c="4"/>35817 <text:s text:c="3"/>/run/systemd/journal/stdout</text:p>
      <text:p text:style-name="Standard">unix <text:s/>3 <text:s text:c="5"/>[ ] <text:s text:c="8"/>STREAM <text:s text:c="4"/>CONNECTED <text:s text:c="4"/>54467 <text:s text:c="3"/></text:p>
      <text:p text:style-name="Standard">unix <text:s/>3 <text:s text:c="5"/>[ ] <text:s text:c="8"/>DGRAM <text:s text:c="19"/>585 <text:s text:c="5"/></text:p>
      <text:p text:style-name="Standard">unix <text:s/>3 <text:s text:c="5"/>[ ] <text:s text:c="8"/>STREAM <text:s text:c="4"/>CONNECTED <text:s text:c="4"/>49204 <text:s text:c="3"/>@/tmp/dbus-OHrxUixq</text:p>
      <text:p text:style-name="Standard">unix <text:s/>3 <text:s text:c="5"/>[ ] <text:s text:c="8"/>STREAM <text:s text:c="4"/>CONNECTED <text:s text:c="4"/>19348 <text:s text:c="3"/></text:p>
      <text:p text:style-name="Standard">unix <text:s/>3 <text:s text:c="5"/>[ ] <text:s text:c="8"/>STREAM <text:s text:c="4"/>CONNECTED <text:s text:c="4"/>41357 <text:s text:c="3"/>/var/run/cups/cups.sock</text:p>
      <text:p text:style-name="Standard">unix <text:s/>3 <text:s text:c="5"/>[ ] <text:s text:c="8"/>STREAM <text:s text:c="4"/>CONNECTED <text:s text:c="4"/>58612 <text:s text:c="3"/></text:p>
      <text:p text:style-name="Standard">unix <text:s/>3 <text:s text:c="5"/>[ ] <text:s text:c="8"/>STREAM <text:s text:c="4"/>CONNECTED <text:s text:c="4"/>48485 <text:s text:c="3"/></text:p>
      <text:p text:style-name="Standard">unix <text:s/>3 <text:s text:c="5"/>[ ] <text:s text:c="8"/>STREAM <text:s text:c="4"/>CONNECTED <text:s text:c="4"/>23460 <text:s text:c="3"/></text:p>
      <text:p text:style-name="Standard">unix <text:s/>3 <text:s text:c="5"/>[ ] <text:s text:c="8"/>STREAM <text:s text:c="4"/>CONNECTED <text:s text:c="4"/>33757 <text:s text:c="3"/></text:p>
      <text:p text:style-name="Standard">unix <text:s/>3 <text:s text:c="5"/>[ ] <text:s text:c="8"/>STREAM <text:s text:c="4"/>CONNECTED <text:s text:c="4"/>44091 <text:s text:c="3"/></text:p>
      <text:p text:style-name="Standard">unix <text:s/>3 <text:s text:c="5"/>[ ] <text:s text:c="8"/>STREAM <text:s text:c="4"/>CONNECTED <text:s text:c="4"/>52193 <text:s text:c="3"/>/run/systemd/journal/stdout</text:p>
      <text:p text:style-name="Standard">unix <text:s/>2 <text:s text:c="5"/>[ ] <text:s text:c="8"/>DGRAM <text:s text:c="19"/>36914 <text:s text:c="3"/></text:p>
      <text:p text:style-name="Standard">unix <text:s/>3 <text:s text:c="5"/>[ ] <text:s text:c="8"/>STREAM <text:s text:c="4"/>CONNECTED <text:s text:c="4"/>52188 <text:s text:c="3"/>@/tmp/.X11-unix/X1</text:p>
      <text:p text:style-name="Standard">unix <text:s/>3 <text:s text:c="5"/>[ ] <text:s text:c="8"/>STREAM <text:s text:c="4"/>CONNECTED <text:s text:c="4"/>46007 <text:s text:c="3"/></text:p>
      <text:p text:style-name="Standard">unix <text:s/>3 <text:s text:c="5"/>[ ] <text:s text:c="8"/>STREAM <text:s text:c="4"/>CONNECTED <text:s text:c="4"/>50402 <text:s text:c="3"/></text:p>
      <text:p text:style-name="Standard">unix <text:s/>3 <text:s text:c="5"/>[ ] <text:s text:c="8"/>STREAM <text:s text:c="4"/>CONNECTED <text:s text:c="4"/>19121 <text:s text:c="3"/>/run/systemd/journal/stdout</text:p>
      <text:p text:style-name="Standard">unix <text:s/>3 <text:s text:c="5"/>[ ] <text:s text:c="8"/>STREAM <text:s text:c="4"/>CONNECTED <text:s text:c="4"/>853 <text:s text:c="5"/>/run/dbus/system_bus_socket</text:p>
      <text:p text:style-name="Standard">unix <text:s/>3 <text:s text:c="5"/>[ ] <text:s text:c="8"/>STREAM <text:s text:c="4"/>CONNECTED <text:s text:c="4"/>36106 <text:s text:c="3"/></text:p>
      <text:p text:style-name="Standard">unix <text:s/>3 <text:s text:c="5"/>[ ] <text:s text:c="8"/>DGRAM <text:s text:c="19"/>584 <text:s text:c="5"/></text:p>
      <text:p text:style-name="Standard">unix <text:s/>3 <text:s text:c="5"/>[ ] <text:s text:c="8"/>STREAM <text:s text:c="4"/>CONNECTED <text:s text:c="4"/>45745 <text:s text:c="3"/></text:p>
      <text:p text:style-name="Standard">unix <text:s/>3 <text:s text:c="5"/>[ ] <text:s text:c="8"/>STREAM <text:s text:c="4"/>CONNECTED <text:s text:c="4"/>19351 <text:s text:c="3"/></text:p>
      <text:p text:style-name="Standard">unix <text:s/>3 <text:s text:c="5"/>[ ] <text:s text:c="8"/>STREAM <text:s text:c="4"/>CONNECTED <text:s text:c="4"/>42145 <text:s text:c="3"/></text:p>
      <text:p text:style-name="Standard">unix <text:s/>3 <text:s text:c="5"/>[ ] <text:s text:c="8"/>STREAM <text:s text:c="4"/>CONNECTED <text:s text:c="4"/>29789 <text:s text:c="3"/></text:p>
      <text:p text:style-name="Standard">unix <text:s/>3 <text:s text:c="5"/>[ ] <text:s text:c="8"/>STREAM <text:s text:c="4"/>CONNECTED <text:s text:c="4"/>48569 <text:s text:c="3"/></text:p>
      <text:p text:style-name="Standard">unix <text:s/>3 <text:s text:c="5"/>[ ] <text:s text:c="8"/>STREAM <text:s text:c="4"/>CONNECTED <text:s text:c="4"/>52398 <text:s text:c="3"/>@/tmp/dbus-dB12OCssyz</text:p>
      <text:p text:style-name="Standard">unix <text:s/>3 <text:s text:c="5"/>[ ] <text:s text:c="8"/>STREAM <text:s text:c="4"/>CONNECTED <text:s text:c="4"/>54520 <text:s text:c="3"/></text:p>
      <text:p text:style-name="Standard">unix <text:s/>3 <text:s text:c="5"/>[ ] <text:s text:c="8"/>STREAM <text:s text:c="4"/>CONNECTED <text:s text:c="4"/>849 <text:s text:c="5"/>/run/dbus/system_bus_socket</text:p>
      <text:p text:style-name="Standard">unix <text:s/>3 <text:s text:c="5"/>[ ] <text:s text:c="8"/>STREAM <text:s text:c="4"/>CONNECTED <text:s text:c="4"/>47053 <text:s text:c="3"/>/run/systemd/journal/stdout</text:p>
      <text:p text:style-name="Standard">unix <text:s/>3 <text:s text:c="5"/>[ ] <text:s text:c="8"/>STREAM <text:s text:c="4"/>CONNECTED <text:s text:c="4"/>870 <text:s text:c="5"/>/var/run/cups/cups.sock</text:p>
      <text:p text:style-name="Standard">unix <text:s/>3 <text:s text:c="5"/>[ ] <text:s text:c="8"/>STREAM <text:s text:c="4"/>CONNECTED <text:s text:c="4"/>50839 <text:s text:c="3"/>/run/dbus/system_bus_socket</text:p>
      <text:p text:style-name="Standard">unix <text:s/>3 <text:s text:c="5"/>[ ] <text:s text:c="8"/>STREAM <text:s text:c="4"/>CONNECTED <text:s text:c="4"/>41578 <text:s text:c="3"/></text:p>
      <text:p text:style-name="Standard">unix <text:s/>3 <text:s text:c="5"/>[ ] <text:s text:c="8"/>STREAM <text:s text:c="4"/>CONNECTED <text:s text:c="4"/>56651 <text:s text:c="3"/>/run/user/1000/bus</text:p>
      <text:p text:style-name="Standard">unix <text:s/>3 <text:s text:c="5"/>[ ] <text:s text:c="8"/>STREAM <text:s text:c="4"/>CONNECTED <text:s text:c="4"/>50804 <text:s text:c="3"/>/run/user/1000/bus</text:p>
      <text:p text:style-name="Standard">unix <text:s/>3 <text:s text:c="5"/>[ ] <text:s text:c="8"/>STREAM <text:s text:c="4"/>CONNECTED <text:s text:c="4"/>842 <text:s text:c="5"/>/run/dbus/system_bus_socket</text:p>
      <text:p text:style-name="Standard">unix <text:s/>3 <text:s text:c="5"/>[ ] <text:s text:c="8"/>STREAM <text:s text:c="4"/>CONNECTED <text:s text:c="4"/>49279 <text:s text:c="3"/></text:p>
      <text:p text:style-name="Standard">unix <text:s/>3 <text:s text:c="5"/>[ ] <text:s text:c="8"/>STREAM <text:s text:c="4"/>CONNECTED <text:s text:c="4"/>38363 <text:s text:c="3"/></text:p>
      <text:p text:style-name="Standard">unix <text:s/>3 <text:s text:c="5"/>[ ] <text:s text:c="8"/>STREAM <text:s text:c="4"/>CONNECTED <text:s text:c="4"/>59411 <text:s text:c="3"/>/run/user/1000/bus</text:p>
      <text:p text:style-name="Standard">unix <text:s/>3 <text:s text:c="5"/>[ ] <text:s text:c="8"/>STREAM <text:s text:c="4"/>CONNECTED <text:s text:c="4"/>41581 <text:s text:c="3"/></text:p>
      <text:p text:style-name="Standard">unix <text:s/>3 <text:s text:c="5"/>[ ] <text:s text:c="8"/>STREAM <text:s text:c="4"/>CONNECTED <text:s text:c="4"/>55381 <text:s text:c="3"/></text:p>
      <text:p text:style-name="Standard">unix <text:s/>2 <text:s text:c="5"/>[ ] <text:s text:c="8"/>DGRAM <text:s text:c="19"/>48512 <text:s text:c="3"/></text:p>
      <text:p text:style-name="Standard">unix <text:s/>3 <text:s text:c="5"/>[ ] <text:s text:c="8"/>STREAM <text:s text:c="4"/>CONNECTED <text:s text:c="4"/>61571 <text:s text:c="3"/>/run/systemd/journal/stdout</text:p>
      <text:p text:style-name="Standard">unix <text:s/>3 <text:s text:c="5"/>[ ] <text:s text:c="8"/>STREAM <text:s text:c="4"/>CONNECTED <text:s text:c="4"/>54498 <text:s text:c="3"/></text:p>
      <text:p text:style-name="Standard"><text:soft-page-break/>unix <text:s/>3 <text:s text:c="5"/>[ ] <text:s text:c="8"/>STREAM <text:s text:c="4"/>CONNECTED <text:s text:c="4"/>35834 <text:s text:c="3"/>/run/user/1000/bus</text:p>
      <text:p text:style-name="Standard">unix <text:s/>2 <text:s text:c="5"/>[ ] <text:s text:c="8"/>DGRAM <text:s text:c="19"/>22288 <text:s text:c="3"/></text:p>
      <text:p text:style-name="Standard">unix <text:s/>3 <text:s text:c="5"/>[ ] <text:s text:c="8"/>STREAM <text:s text:c="4"/>CONNECTED <text:s text:c="4"/>19434 <text:s text:c="3"/></text:p>
      <text:p text:style-name="Standard">unix <text:s/>3 <text:s text:c="5"/>[ ] <text:s text:c="8"/>STREAM <text:s text:c="4"/>CONNECTED <text:s text:c="4"/>49282 <text:s text:c="3"/>/run/systemd/journal/stdout</text:p>
      <text:p text:style-name="Standard">unix <text:s/>3 <text:s text:c="5"/>[ ] <text:s text:c="8"/>STREAM <text:s text:c="4"/>CONNECTED <text:s text:c="4"/>40917 <text:s text:c="3"/>/run/systemd/journal/stdout</text:p>
      <text:p text:style-name="Standard">unix <text:s/>3 <text:s text:c="5"/>[ ] <text:s text:c="8"/>STREAM <text:s text:c="4"/>CONNECTED <text:s text:c="4"/>38891 <text:s text:c="3"/>/run/user/1000/wayland-0</text:p>
      <text:p text:style-name="Standard">unix <text:s/>3 <text:s text:c="5"/>[ ] <text:s text:c="8"/>STREAM <text:s text:c="4"/>CONNECTED <text:s text:c="4"/>33549 <text:s text:c="3"/></text:p>
      <text:p text:style-name="Standard">unix <text:s/>3 <text:s text:c="5"/>[ ] <text:s text:c="8"/>STREAM <text:s text:c="4"/>CONNECTED <text:s text:c="4"/>49350 <text:s text:c="3"/></text:p>
      <text:p text:style-name="Standard">unix <text:s/>3 <text:s text:c="5"/>[ ] <text:s text:c="8"/>STREAM <text:s text:c="4"/>CONNECTED <text:s text:c="4"/>61453 <text:s text:c="3"/></text:p>
      <text:p text:style-name="Standard">unix <text:s/>3 <text:s text:c="5"/>[ ] <text:s text:c="8"/>STREAM <text:s text:c="4"/>CONNECTED <text:s text:c="4"/>46678 <text:s text:c="3"/></text:p>
      <text:p text:style-name="Standard">unix <text:s/>3 <text:s text:c="5"/>[ ] <text:s text:c="8"/>STREAM <text:s text:c="4"/>CONNECTED <text:s text:c="4"/>848 <text:s text:c="5"/>/run/dbus/system_bus_socket</text:p>
      <text:p text:style-name="Standard">unix <text:s/>3 <text:s text:c="5"/>[ ] <text:s text:c="8"/>STREAM <text:s text:c="4"/>CONNECTED <text:s text:c="4"/>48574 <text:s text:c="3"/></text:p>
      <text:p text:style-name="Standard">unix <text:s/>3 <text:s text:c="5"/>[ ] <text:s text:c="8"/>STREAM <text:s text:c="4"/>CONNECTED <text:s text:c="4"/>41134 <text:s text:c="3"/>/run/systemd/journal/stdout</text:p>
      <text:p text:style-name="Standard">unix <text:s/>3 <text:s text:c="5"/>[ ] <text:s text:c="8"/>STREAM <text:s text:c="4"/>CONNECTED <text:s text:c="4"/>40449 <text:s text:c="3"/></text:p>
      <text:p text:style-name="Standard">unix <text:s/>2 <text:s text:c="5"/>[ ] <text:s text:c="8"/>DGRAM <text:s text:c="19"/>40995 <text:s text:c="3"/></text:p>
      <text:p text:style-name="Standard">unix <text:s/>3 <text:s text:c="5"/>[ ] <text:s text:c="8"/>STREAM <text:s text:c="4"/>CONNECTED <text:s text:c="4"/>49280 <text:s text:c="3"/></text:p>
      <text:p text:style-name="Standard">unix <text:s/>3 <text:s text:c="5"/>[ ] <text:s text:c="8"/>STREAM <text:s text:c="4"/>CONNECTED <text:s text:c="4"/>44971 <text:s text:c="3"/>/run/dbus/system_bus_socket</text:p>
      <text:p text:style-name="Standard">unix <text:s/>3 <text:s text:c="5"/>[ ] <text:s text:c="8"/>STREAM <text:s text:c="4"/>CONNECTED <text:s text:c="4"/>19435 <text:s text:c="3"/></text:p>
      <text:p text:style-name="Standard">unix <text:s/>3 <text:s text:c="5"/>[ ] <text:s text:c="8"/>STREAM <text:s text:c="4"/>CONNECTED <text:s text:c="4"/>48486 <text:s text:c="3"/></text:p>
      <text:p text:style-name="Standard">unix <text:s/>3 <text:s text:c="5"/>[ ] <text:s text:c="8"/>STREAM <text:s text:c="4"/>CONNECTED <text:s text:c="4"/>54494 <text:s text:c="3"/></text:p>
      <text:p text:style-name="Standard">unix <text:s/>3 <text:s text:c="5"/>[ ] <text:s text:c="8"/>STREAM <text:s text:c="4"/>CONNECTED <text:s text:c="4"/>36248 <text:s text:c="3"/></text:p>
      <text:p text:style-name="Standard">unix <text:s/>3 <text:s text:c="5"/>[ ] <text:s text:c="8"/>STREAM <text:s text:c="4"/>CONNECTED <text:s text:c="4"/>37563 <text:s text:c="3"/></text:p>
      <text:p text:style-name="Standard">unix <text:s/>3 <text:s text:c="5"/>[ ] <text:s text:c="8"/>STREAM <text:s text:c="4"/>CONNECTED <text:s text:c="4"/>35671 <text:s text:c="3"/></text:p>
      <text:p text:style-name="Standard">unix <text:s/>3 <text:s text:c="5"/>[ ] <text:s text:c="8"/>STREAM <text:s text:c="4"/>CONNECTED <text:s text:c="4"/>61484 <text:s text:c="3"/></text:p>
      <text:p text:style-name="Standard">unix <text:s/>3 <text:s text:c="5"/>[ ] <text:s text:c="8"/>STREAM <text:s text:c="4"/>CONNECTED <text:s text:c="4"/>52374 <text:s text:c="3"/>/run/user/1000/wayland-0</text:p>
      <text:p text:style-name="Standard">unix <text:s/>3 <text:s text:c="5"/>[ ] <text:s text:c="8"/>STREAM <text:s text:c="4"/>CONNECTED <text:s text:c="4"/>50426 <text:s text:c="3"/>/run/dbus/system_bus_socket</text:p>
      <text:p text:style-name="Standard">unix <text:s/>3 <text:s text:c="5"/>[ ] <text:s text:c="8"/>STREAM <text:s text:c="4"/>CONNECTED <text:s text:c="4"/>48304 <text:s text:c="3"/></text:p>
      <text:p text:style-name="Standard">unix <text:s/>3 <text:s text:c="5"/>[ ] <text:s text:c="8"/>STREAM <text:s text:c="4"/>CONNECTED <text:s text:c="4"/>49317 <text:s text:c="3"/></text:p>
      <text:p text:style-name="Standard">unix <text:s/>3 <text:s text:c="5"/>[ ] <text:s text:c="8"/>STREAM <text:s text:c="4"/>CONNECTED <text:s text:c="4"/>37614 <text:s text:c="3"/></text:p>
      <text:p text:style-name="Standard">unix <text:s/>3 <text:s text:c="5"/>[ ] <text:s text:c="8"/>STREAM <text:s text:c="4"/>CONNECTED <text:s text:c="4"/>19352 <text:s text:c="3"/></text:p>
      <text:p text:style-name="Standard">unix <text:s/>3 <text:s text:c="5"/>[ ] <text:s text:c="8"/>STREAM <text:s text:c="4"/>CONNECTED <text:s text:c="4"/>19449 <text:s text:c="3"/>@/tmp/dbus-dB12OCssyz</text:p>
      <text:p text:style-name="Standard">unix <text:s/>3 <text:s text:c="5"/>[ ] <text:s text:c="8"/>STREAM <text:s text:c="4"/>CONNECTED <text:s text:c="4"/>52092 <text:s text:c="3"/>/run/user/1000/bus</text:p>
      <text:p text:style-name="Standard">unix <text:s/>3 <text:s text:c="5"/>[ ] <text:s text:c="8"/>STREAM <text:s text:c="4"/>CONNECTED <text:s text:c="4"/>26287 <text:s text:c="3"/>/run/systemd/journal/stdout</text:p>
      <text:p text:style-name="Standard">unix <text:s/>3 <text:s text:c="5"/>[ ] <text:s text:c="8"/>STREAM <text:s text:c="4"/>CONNECTED <text:s text:c="4"/>54468 <text:s text:c="3"/>/run/user/1000/pulse/native</text:p>
      <text:p text:style-name="Standard">unix <text:s/>3 <text:s text:c="5"/>[ ] <text:s text:c="8"/>STREAM <text:s text:c="4"/>CONNECTED <text:s text:c="4"/>607 <text:s text:c="5"/></text:p>
      <text:p text:style-name="Standard">unix <text:s/>3 <text:s text:c="5"/>[ ] <text:s text:c="8"/>STREAM <text:s text:c="4"/>CONNECTED <text:s text:c="4"/>37832 <text:s text:c="3"/></text:p>
      <text:p text:style-name="Standard">unix <text:s/>3 <text:s text:c="5"/>[ ] <text:s text:c="8"/>STREAM <text:s text:c="4"/>CONNECTED <text:s text:c="4"/>41622 <text:s text:c="3"/>@/home/user/.cache/ibus/dbus-quUACSJf</text:p>
      <text:p text:style-name="Standard">unix <text:s/>3 <text:s text:c="5"/>[ ] <text:s text:c="8"/>STREAM <text:s text:c="4"/>CONNECTED <text:s text:c="4"/>35206 <text:s text:c="3"/></text:p>
      <text:p text:style-name="Standard">unix <text:s/>3 <text:s text:c="5"/>[ ] <text:s text:c="8"/>STREAM <text:s text:c="4"/>CONNECTED <text:s text:c="4"/>58561 <text:s text:c="3"/></text:p>
      <text:p text:style-name="Standard">unix <text:s/>3 <text:s text:c="5"/>[ ] <text:s text:c="8"/>STREAM <text:s text:c="4"/>CONNECTED <text:s text:c="4"/>37565 <text:s text:c="3"/>/run/user/1000/bus</text:p>
      <text:p text:style-name="Standard">unix <text:s/>3 <text:s text:c="5"/>[ ] <text:s text:c="8"/>STREAM <text:s text:c="4"/>CONNECTED <text:s text:c="4"/>41378 <text:s text:c="3"/></text:p>
      <text:p text:style-name="Standard">unix <text:s/>3 <text:s text:c="5"/>[ ] <text:s text:c="8"/>STREAM <text:s text:c="4"/>CONNECTED <text:s text:c="4"/>52345 <text:s text:c="3"/>/run/user/1000/bus</text:p>
      <text:p text:style-name="Standard">unix <text:s/>3 <text:s text:c="5"/>[ ] <text:s text:c="8"/>STREAM <text:s text:c="4"/>CONNECTED <text:s text:c="4"/>35826 <text:s text:c="3"/>/run/user/1000/bus</text:p>
      <text:p text:style-name="Standard">unix <text:s/>3 <text:s text:c="5"/>[ ] <text:s text:c="8"/>STREAM <text:s text:c="4"/>CONNECTED <text:s text:c="4"/>44982 <text:s text:c="3"/>/run/systemd/journal/stdout</text:p>
      <text:p text:style-name="Standard">unix <text:s/>2 <text:s text:c="5"/>[ ] <text:s text:c="8"/>DGRAM <text:s text:c="19"/>35209 <text:s text:c="3"/></text:p>
      <text:p text:style-name="Standard">unix <text:s/>3 <text:s text:c="5"/>[ ] <text:s text:c="8"/>STREAM <text:s text:c="4"/>CONNECTED <text:s text:c="4"/>57938 <text:s text:c="3"/></text:p>
      <text:p text:style-name="Standard">unix <text:s/>3 <text:s text:c="5"/>[ ] <text:s text:c="8"/>STREAM <text:s text:c="4"/>CONNECTED <text:s text:c="4"/>54495 <text:s text:c="3"/></text:p>
      <text:p text:style-name="Standard">unix <text:s/>3 <text:s text:c="5"/>[ ] <text:s text:c="8"/>STREAM <text:s text:c="4"/>CONNECTED <text:s text:c="4"/>46399 <text:s text:c="3"/>/run/dbus/system_bus_socket</text:p>
      <text:p text:style-name="Standard">unix <text:s/>2 <text:s text:c="5"/>[ ] <text:s text:c="8"/>DGRAM <text:s text:c="19"/>580 <text:s text:c="5"/></text:p>
      <text:p text:style-name="Standard"><text:soft-page-break/>unix <text:s/>3 <text:s text:c="5"/>[ ] <text:s text:c="8"/>STREAM <text:s text:c="4"/>CONNECTED <text:s text:c="4"/>60626 <text:s text:c="3"/>/run/user/1000/bus</text:p>
      <text:p text:style-name="Standard">unix <text:s/>2 <text:s text:c="5"/>[ ] <text:s text:c="8"/>DGRAM <text:s text:c="19"/>37791 <text:s text:c="3"/></text:p>
      <text:p text:style-name="Standard">unix <text:s/>3 <text:s text:c="5"/>[ ] <text:s text:c="8"/>STREAM <text:s text:c="4"/>CONNECTED <text:s text:c="4"/>41110 <text:s text:c="3"/>/run/dbus/system_bus_socket</text:p>
      <text:p text:style-name="Standard">unix <text:s/>3 <text:s text:c="5"/>[ ] <text:s text:c="8"/>STREAM <text:s text:c="4"/>CONNECTED <text:s text:c="4"/>41579 <text:s text:c="3"/></text:p>
      <text:p text:style-name="Standard">unix <text:s/>3 <text:s text:c="5"/>[ ] <text:s text:c="8"/>STREAM <text:s text:c="4"/>CONNECTED <text:s text:c="4"/>19375 <text:s text:c="3"/>/run/user/1000/bus</text:p>
      <text:p text:style-name="Standard">unix <text:s/>3 <text:s text:c="5"/>[ ] <text:s text:c="8"/>STREAM <text:s text:c="4"/>CONNECTED <text:s text:c="4"/>38679 <text:s text:c="3"/>/run/systemd/journal/stdout</text:p>
      <text:p text:style-name="Standard">unix <text:s/>3 <text:s text:c="5"/>[ ] <text:s text:c="8"/>STREAM <text:s text:c="4"/>CONNECTED <text:s text:c="4"/>49418 <text:s text:c="3"/></text:p>
      <text:p text:style-name="Standard">unix <text:s/>3 <text:s text:c="5"/>[ ] <text:s text:c="8"/>STREAM <text:s text:c="4"/>CONNECTED <text:s text:c="4"/>37821 <text:s text:c="3"/></text:p>
      <text:p text:style-name="Standard">unix <text:s/>3 <text:s text:c="5"/>[ ] <text:s text:c="8"/>STREAM <text:s text:c="4"/>CONNECTED <text:s text:c="4"/>52370 <text:s text:c="3"/>/run/user/1000/wayland-0</text:p>
      <text:p text:style-name="Standard">unix <text:s/>3 <text:s text:c="5"/>[ ] <text:s text:c="8"/>STREAM <text:s text:c="4"/>CONNECTED <text:s text:c="4"/>37741 <text:s text:c="3"/>/run/user/1000/bus</text:p>
      <text:p text:style-name="Standard">unix <text:s/>3 <text:s text:c="5"/>[ ] <text:s text:c="8"/>STREAM <text:s text:c="4"/>CONNECTED <text:s text:c="4"/>52369 <text:s text:c="3"/>/run/user/1000/wayland-0</text:p>
      <text:p text:style-name="Standard">unix <text:s/>3 <text:s text:c="5"/>[ ] <text:s text:c="8"/>STREAM <text:s text:c="4"/>CONNECTED <text:s text:c="4"/>44981 <text:s text:c="3"/></text:p>
      <text:p text:style-name="Standard">unix <text:s/>3 <text:s text:c="5"/>[ ] <text:s text:c="8"/>STREAM <text:s text:c="4"/>CONNECTED <text:s text:c="4"/>35207 <text:s text:c="3"/></text:p>
      <text:p text:style-name="Standard">unix <text:s/>3 <text:s text:c="5"/>[ ] <text:s text:c="8"/>STREAM <text:s text:c="4"/>CONNECTED <text:s text:c="4"/>38866 <text:s text:c="3"/></text:p>
      <text:p text:style-name="Standard">unix <text:s/>2 <text:s text:c="5"/>[ ] <text:s text:c="8"/>DGRAM <text:s text:c="19"/>54448 <text:s text:c="3"/></text:p>
      <text:p text:style-name="Standard">unix <text:s/>3 <text:s text:c="5"/>[ ] <text:s text:c="8"/>STREAM <text:s text:c="4"/>CONNECTED <text:s text:c="4"/>59409 <text:s text:c="3"/>/run/systemd/journal/stdout</text:p>
      <text:p text:style-name="Standard">unix <text:s/>2 <text:s text:c="5"/>[ ] <text:s text:c="8"/>DGRAM <text:s text:c="19"/>41113 <text:s text:c="3"/></text:p>
      <text:p text:style-name="Standard">unix <text:s/>3 <text:s text:c="5"/>[ ] <text:s text:c="8"/>STREAM <text:s text:c="4"/>CONNECTED <text:s text:c="4"/>26292 <text:s text:c="3"/></text:p>
      <text:p text:style-name="Standard">unix <text:s/>3 <text:s text:c="5"/>[ ] <text:s text:c="8"/>STREAM <text:s text:c="4"/>CONNECTED <text:s text:c="4"/>19442 <text:s text:c="3"/>@/tmp/dbus-dB12OCssyz</text:p>
      <text:p text:style-name="Standard">unix <text:s/>3 <text:s text:c="5"/>[ ] <text:s text:c="8"/>STREAM <text:s text:c="4"/>CONNECTED <text:s text:c="4"/>52362 <text:s text:c="3"/></text:p>
      <text:p text:style-name="Standard">unix <text:s/>3 <text:s text:c="5"/>[ ] <text:s text:c="8"/>STREAM <text:s text:c="4"/>CONNECTED <text:s text:c="4"/>44983 <text:s text:c="3"/>/run/systemd/journal/stdout</text:p>
      <text:p text:style-name="Standard">unix <text:s/>3 <text:s text:c="5"/>[ ] <text:s text:c="8"/>STREAM <text:s text:c="4"/>CONNECTED <text:s text:c="4"/>45831 <text:s text:c="3"/>/run/systemd/journal/stdout</text:p>
      <text:p text:style-name="Standard">unix <text:s/>3 <text:s text:c="5"/>[ ] <text:s text:c="8"/>STREAM <text:s text:c="4"/>CONNECTED <text:s text:c="4"/>57669 <text:s text:c="3"/></text:p>
      <text:p text:style-name="Standard">unix <text:s/>3 <text:s text:c="5"/>[ ] <text:s text:c="8"/>STREAM <text:s text:c="4"/>CONNECTED <text:s text:c="4"/>60509 <text:s text:c="3"/></text:p>
      <text:p text:style-name="Standard">unix <text:s/>3 <text:s text:c="5"/>[ ] <text:s text:c="8"/>STREAM <text:s text:c="4"/>CONNECTED <text:s text:c="4"/>18188 <text:s text:c="3"/>/run/systemd/journal/stdout</text:p>
      <text:p text:style-name="Standard">unix <text:s/>3 <text:s text:c="5"/>[ ] <text:s text:c="8"/>STREAM <text:s text:c="4"/>CONNECTED <text:s text:c="4"/>56649 <text:s text:c="3"/>/run/user/1000/bus</text:p>
      <text:p text:style-name="Standard">unix <text:s/>3 <text:s text:c="5"/>[ ] <text:s text:c="8"/>STREAM <text:s text:c="4"/>CONNECTED <text:s text:c="4"/>839 <text:s text:c="5"/></text:p>
      <text:p text:style-name="Standard">unix <text:s/>3 <text:s text:c="5"/>[ ] <text:s text:c="8"/>STREAM <text:s text:c="4"/>CONNECTED <text:s text:c="4"/>52391 <text:s text:c="3"/>@/tmp/dbus-dB12OCssyz</text:p>
      <text:p text:style-name="Standard">unix <text:s/>3 <text:s text:c="5"/>[ ] <text:s text:c="8"/>STREAM <text:s text:c="4"/>CONNECTED <text:s text:c="4"/>52187 <text:s text:c="3"/></text:p>
      <text:p text:style-name="Standard">unix <text:s/>3 <text:s text:c="5"/>[ ] <text:s text:c="8"/>STREAM <text:s text:c="4"/>CONNECTED <text:s text:c="4"/>57850 <text:s text:c="3"/></text:p>
      <text:p text:style-name="Standard">unix <text:s/>2 <text:s text:c="5"/>[ ] <text:s text:c="8"/>DGRAM <text:s text:c="19"/>41361 <text:s text:c="3"/></text:p>
      <text:p text:style-name="Standard">unix <text:s/>3 <text:s text:c="5"/>[ ] <text:s text:c="8"/>STREAM <text:s text:c="4"/>CONNECTED <text:s text:c="4"/>35800 <text:s text:c="3"/>/run/dbus/system_bus_socket</text:p>
      <text:p text:style-name="Standard">unix <text:s/>3 <text:s text:c="5"/>[ ] <text:s text:c="8"/>STREAM <text:s text:c="4"/>CONNECTED <text:s text:c="4"/>60580 <text:s text:c="3"/></text:p>
      <text:p text:style-name="Standard">unix <text:s/>3 <text:s text:c="5"/>[ ] <text:s text:c="8"/>STREAM <text:s text:c="4"/>CONNECTED <text:s text:c="4"/>54459 <text:s text:c="3"/></text:p>
      <text:p text:style-name="Standard">unix <text:s/>3 <text:s text:c="5"/>[ ] <text:s text:c="8"/>STREAM <text:s text:c="4"/>CONNECTED <text:s text:c="4"/>50793 <text:s text:c="3"/></text:p>
      <text:p text:style-name="Standard">unix <text:s/>3 <text:s text:c="5"/>[ ] <text:s text:c="8"/>STREAM <text:s text:c="4"/>CONNECTED <text:s text:c="4"/>60616 <text:s text:c="3"/>/run/user/1000/bus</text:p>
      <text:p text:style-name="Standard">unix <text:s/>3 <text:s text:c="5"/>[ ] <text:s text:c="8"/>STREAM <text:s text:c="4"/>CONNECTED <text:s text:c="4"/>52352 <text:s text:c="3"/></text:p>
      <text:p text:style-name="Standard">unix <text:s/>3 <text:s text:c="5"/>[ ] <text:s text:c="8"/>STREAM <text:s text:c="4"/>CONNECTED <text:s text:c="4"/>44979 <text:s text:c="3"/>/run/systemd/journal/stdout</text:p>
      <text:p text:style-name="Standard">unix <text:s/>3 <text:s text:c="5"/>[ ] <text:s text:c="8"/>STREAM <text:s text:c="4"/>CONNECTED <text:s text:c="4"/>42891 <text:s text:c="3"/></text:p>
      <text:p text:style-name="Standard">unix <text:s/>3 <text:s text:c="5"/>[ ] <text:s text:c="8"/>STREAM <text:s text:c="4"/>CONNECTED <text:s text:c="4"/>41533 <text:s text:c="3"/>/run/systemd/journal/stdout</text:p>
      <text:p text:style-name="Standard">unix <text:s/>3 <text:s text:c="5"/>[ ] <text:s text:c="8"/>STREAM <text:s text:c="4"/>CONNECTED <text:s text:c="4"/>51495 <text:s text:c="3"/></text:p>
      <text:p text:style-name="Standard">unix <text:s/>3 <text:s text:c="5"/>[ ] <text:s text:c="8"/>STREAM <text:s text:c="4"/>CONNECTED <text:s text:c="4"/>60423 <text:s text:c="3"/></text:p>
      <text:p text:style-name="Standard">unix <text:s/>3 <text:s text:c="5"/>[ ] <text:s text:c="8"/>STREAM <text:s text:c="4"/>CONNECTED <text:s text:c="4"/>51497 <text:s text:c="3"/>/run/systemd/journal/stdout</text:p>
      <text:p text:style-name="Standard">unix <text:s/>3 <text:s text:c="5"/>[ ] <text:s text:c="8"/>STREAM <text:s text:c="4"/>CONNECTED <text:s text:c="4"/>59408 <text:s text:c="3"/>/run/systemd/journal/stdout</text:p>
      <text:p text:style-name="Standard">unix <text:s/>3 <text:s text:c="5"/>[ ] <text:s text:c="8"/>STREAM <text:s text:c="4"/>CONNECTED <text:s text:c="4"/>35392 <text:s text:c="3"/></text:p>
      <text:p text:style-name="Standard">unix <text:s/>3 <text:s text:c="5"/>[ ] <text:s text:c="8"/>STREAM <text:s text:c="4"/>CONNECTED <text:s text:c="4"/>57866 <text:s text:c="3"/>/run/dbus/system_bus_socket</text:p>
      <text:p text:style-name="Standard">unix <text:s/>3 <text:s text:c="5"/>[ ] <text:s text:c="8"/>STREAM <text:s text:c="4"/>CONNECTED <text:s text:c="4"/>52385 <text:s text:c="3"/>@/tmp/.X11-unix/X1</text:p>
      <text:p text:style-name="Standard">unix <text:s/>3 <text:s text:c="5"/>[ ] <text:s text:c="8"/>STREAM <text:s text:c="4"/>CONNECTED <text:s text:c="4"/>59407 <text:s text:c="3"/></text:p>
      <text:p text:style-name="Standard">unix <text:s/>3 <text:s text:c="5"/>[ ] <text:s text:c="8"/>STREAM <text:s text:c="4"/>CONNECTED <text:s text:c="4"/>37762 <text:s text:c="3"/>/run/systemd/journal/stdout</text:p>
      <text:p text:style-name="Standard"><text:soft-page-break/>unix <text:s/>3 <text:s text:c="5"/>[ ] <text:s text:c="8"/>STREAM <text:s text:c="4"/>CONNECTED <text:s text:c="4"/>51690 <text:s text:c="3"/></text:p>
      <text:p text:style-name="Standard">unix <text:s/>3 <text:s text:c="5"/>[ ] <text:s text:c="8"/>STREAM <text:s text:c="4"/>CONNECTED <text:s text:c="4"/>40913 <text:s text:c="3"/></text:p>
      <text:p text:style-name="Standard">unix <text:s/>2 <text:s text:c="5"/>[ ] <text:s text:c="8"/>STREAM <text:s text:c="4"/>CONNECTED <text:s text:c="4"/>44031 <text:s text:c="3"/>@/tmp/dbus-EJdJtq8Y</text:p>
      <text:p text:style-name="Standard">unix <text:s/>3 <text:s text:c="5"/>[ ] <text:s text:c="8"/>STREAM <text:s text:c="4"/>CONNECTED <text:s text:c="4"/>60552 <text:s text:c="3"/></text:p>
      <text:p text:style-name="Standard">unix <text:s/>3 <text:s text:c="5"/>[ ] <text:s text:c="8"/>STREAM <text:s text:c="4"/>CONNECTED <text:s text:c="4"/>38836 <text:s text:c="3"/></text:p>
      <text:p text:style-name="Standard">unix <text:s/>3 <text:s text:c="5"/>[ ] <text:s text:c="8"/>STREAM <text:s text:c="4"/>CONNECTED <text:s text:c="4"/>844 <text:s text:c="5"/>/run/dbus/system_bus_socket</text:p>
      <text:p text:style-name="Standard">unix <text:s/>3 <text:s text:c="5"/>[ ] <text:s text:c="8"/>STREAM <text:s text:c="4"/>CONNECTED <text:s text:c="4"/>50838 <text:s text:c="3"/></text:p>
      <text:p text:style-name="Standard">unix <text:s/>3 <text:s text:c="5"/>[ ] <text:s text:c="8"/>STREAM <text:s text:c="4"/>CONNECTED <text:s text:c="4"/>52380 <text:s text:c="3"/></text:p>
      <text:p text:style-name="Standard">unix <text:s/>3 <text:s text:c="5"/>[ ] <text:s text:c="8"/>STREAM <text:s text:c="4"/>CONNECTED <text:s text:c="4"/>60620 <text:s text:c="3"/>/run/user/1000/bus</text:p>
      <text:p text:style-name="Standard">unix <text:s/>3 <text:s text:c="5"/>[ ] <text:s text:c="8"/>STREAM <text:s text:c="4"/>CONNECTED <text:s text:c="4"/>47054 <text:s text:c="3"/>/run/systemd/journal/stdout</text:p>
      <text:p text:style-name="Standard">unix <text:s/>3 <text:s text:c="5"/>[ ] <text:s text:c="8"/>STREAM <text:s text:c="4"/>CONNECTED <text:s text:c="4"/>52373 <text:s text:c="3"/>/run/user/1000/wayland-0</text:p>
      <text:p text:style-name="Standard">unix <text:s/>3 <text:s text:c="5"/>[ ] <text:s text:c="8"/>STREAM <text:s text:c="4"/>CONNECTED <text:s text:c="4"/>37761 <text:s text:c="3"/>/run/systemd/journal/stdout</text:p>
      <text:p text:style-name="Standard">unix <text:s/>3 <text:s text:c="5"/>[ ] <text:s text:c="8"/>STREAM <text:s text:c="4"/>CONNECTED <text:s text:c="4"/>47289 <text:s text:c="3"/>/run/systemd/journal/stdout</text:p>
      <text:p text:style-name="Standard">unix <text:s/>3 <text:s text:c="5"/>[ ] <text:s text:c="8"/>DGRAM <text:s text:c="19"/>19151 <text:s text:c="3"/></text:p>
      <text:p text:style-name="Standard">unix <text:s/>2 <text:s text:c="5"/>[ ] <text:s text:c="8"/>DGRAM <text:s text:c="19"/>21373 <text:s text:c="3"/></text:p>
      <text:p text:style-name="Standard">unix <text:s/>3 <text:s text:c="5"/>[ ] <text:s text:c="8"/>STREAM <text:s text:c="4"/>CONNECTED <text:s text:c="4"/>37758 <text:s text:c="3"/>/run/systemd/journal/stdout</text:p>
      <text:p text:style-name="Standard">unix <text:s/>3 <text:s text:c="5"/>[ ] <text:s text:c="8"/>STREAM <text:s text:c="4"/>CONNECTED <text:s text:c="4"/>50749 <text:s text:c="3"/></text:p>
      <text:p text:style-name="Standard">unix <text:s/>3 <text:s text:c="5"/>[ ] <text:s text:c="8"/>STREAM <text:s text:c="4"/>CONNECTED <text:s text:c="4"/>19444 <text:s text:c="3"/>@/tmp/dbus-dB12OCssyz</text:p>
      <text:p text:style-name="Standard">unix <text:s/>3 <text:s text:c="5"/>[ ] <text:s text:c="8"/>STREAM <text:s text:c="4"/>CONNECTED <text:s text:c="4"/>49283 <text:s text:c="3"/>/run/user/1000/bus</text:p>
      <text:p text:style-name="Standard">unix <text:s/>3 <text:s text:c="5"/>[ ] <text:s text:c="8"/>STREAM <text:s text:c="4"/>CONNECTED <text:s text:c="4"/>36406 <text:s text:c="3"/>/run/dbus/system_bus_socket</text:p>
      <text:p text:style-name="Standard">unix <text:s/>3 <text:s text:c="5"/>[ ] <text:s text:c="8"/>DGRAM <text:s text:c="19"/>42027 <text:s text:c="3"/></text:p>
      <text:p text:style-name="Standard">unix <text:s/>3 <text:s text:c="5"/>[ ] <text:s text:c="8"/>STREAM <text:s text:c="4"/>CONNECTED <text:s text:c="4"/>57879 <text:s text:c="3"/></text:p>
      <text:p text:style-name="Standard">unix <text:s/>3 <text:s text:c="5"/>[ ] <text:s text:c="8"/>STREAM <text:s text:c="4"/>CONNECTED <text:s text:c="4"/>59404 <text:s text:c="3"/></text:p>
      <text:p text:style-name="Standard">unix <text:s/>3 <text:s text:c="5"/>[ ] <text:s text:c="8"/>STREAM <text:s text:c="4"/>CONNECTED <text:s text:c="4"/>56439 <text:s text:c="3"/>/run/user/1000/bus</text:p>
      <text:p text:style-name="Standard">unix <text:s/>3 <text:s text:c="5"/>[ ] <text:s text:c="8"/>STREAM <text:s text:c="4"/>CONNECTED <text:s text:c="4"/>39555 <text:s text:c="3"/></text:p>
      <text:p text:style-name="Standard">unix <text:s/>2 <text:s text:c="5"/>[ ] <text:s text:c="8"/>DGRAM <text:s text:c="19"/>34905 <text:s text:c="3"/></text:p>
      <text:p text:style-name="Standard">unix <text:s/>3 <text:s text:c="5"/>[ ] <text:s text:c="8"/>STREAM <text:s text:c="4"/>CONNECTED <text:s text:c="4"/>50841 <text:s text:c="3"/>/run/dbus/system_bus_socket</text:p>
      <text:p text:style-name="Standard">unix <text:s/>3 <text:s text:c="5"/>[ ] <text:s text:c="8"/>STREAM <text:s text:c="4"/>CONNECTED <text:s text:c="4"/>19441 <text:s text:c="3"/>/run/dbus/system_bus_socket</text:p>
      <text:p text:style-name="Standard">unix <text:s/>3 <text:s text:c="5"/>[ ] <text:s text:c="8"/>STREAM <text:s text:c="4"/>CONNECTED <text:s text:c="4"/>52240 <text:s text:c="3"/>/run/systemd/journal/stdout</text:p>
      <text:p text:style-name="Standard">unix <text:s/>3 <text:s text:c="5"/>[ ] <text:s text:c="8"/>STREAM <text:s text:c="4"/>CONNECTED <text:s text:c="4"/>60627 <text:s text:c="3"/></text:p>
      <text:p text:style-name="Standard">unix <text:s/>3 <text:s text:c="5"/>[ ] <text:s text:c="8"/>STREAM <text:s text:c="4"/>CONNECTED <text:s text:c="4"/>57863 <text:s text:c="3"/></text:p>
      <text:p text:style-name="Standard">unix <text:s/>3 <text:s text:c="5"/>[ ] <text:s text:c="8"/>STREAM <text:s text:c="4"/>CONNECTED <text:s text:c="4"/>48097 <text:s text:c="3"/></text:p>
      <text:p text:style-name="Standard">unix <text:s/>3 <text:s text:c="5"/>[ ] <text:s text:c="8"/>STREAM <text:s text:c="4"/>CONNECTED <text:s text:c="4"/>47417 <text:s text:c="3"/>/run/systemd/journal/stdout</text:p>
      <text:p text:style-name="Standard">unix <text:s/>3 <text:s text:c="5"/>[ ] <text:s text:c="8"/>STREAM <text:s text:c="4"/>CONNECTED <text:s text:c="4"/>47231 <text:s text:c="3"/>/run/systemd/journal/stdout</text:p>
      <text:p text:style-name="Standard">unix <text:s/>2 <text:s text:c="5"/>[ ] <text:s text:c="8"/>DGRAM <text:s text:c="19"/>34984 <text:s text:c="3"/></text:p>
      <text:p text:style-name="Standard">unix <text:s/>3 <text:s text:c="5"/>[ ] <text:s text:c="8"/>STREAM <text:s text:c="4"/>CONNECTED <text:s text:c="4"/>53565 <text:s text:c="3"/></text:p>
      <text:p text:style-name="Standard">unix <text:s/>3 <text:s text:c="5"/>[ ] <text:s text:c="8"/>STREAM <text:s text:c="4"/>CONNECTED <text:s text:c="4"/>50868 <text:s text:c="3"/>/run/user/1000/pulse/native</text:p>
      <text:p text:style-name="Standard">unix <text:s/>3 <text:s text:c="5"/>[ ] <text:s text:c="8"/>STREAM <text:s text:c="4"/>CONNECTED <text:s text:c="4"/>52351 <text:s text:c="3"/></text:p>
      <text:p text:style-name="Standard">unix <text:s/>3 <text:s text:c="5"/>[ ] <text:s text:c="8"/>STREAM <text:s text:c="4"/>CONNECTED <text:s text:c="4"/>48054 <text:s text:c="3"/></text:p>
      <text:p text:style-name="Standard">unix <text:s/>3 <text:s text:c="5"/>[ ] <text:s text:c="8"/>STREAM <text:s text:c="4"/>CONNECTED <text:s text:c="4"/>57670 <text:s text:c="3"/></text:p>
      <text:p text:style-name="Standard">unix <text:s/>3 <text:s text:c="5"/>[ ] <text:s text:c="8"/>STREAM <text:s text:c="4"/>CONNECTED <text:s text:c="4"/>38850 <text:s text:c="3"/></text:p>
      <text:p text:style-name="Standard">unix <text:s/>3 <text:s text:c="5"/>[ ] <text:s text:c="8"/>STREAM <text:s text:c="4"/>CONNECTED <text:s text:c="4"/>54502 <text:s text:c="3"/>/run/dbus/system_bus_socket</text:p>
      <text:p text:style-name="Standard">unix <text:s/>3 <text:s text:c="5"/>[ ] <text:s text:c="8"/>STREAM <text:s text:c="4"/>CONNECTED <text:s text:c="4"/>47191 <text:s text:c="3"/>/run/dbus/system_bus_socket</text:p>
      <text:p text:style-name="Standard">unix <text:s/>3 <text:s text:c="5"/>[ ] <text:s text:c="8"/>STREAM <text:s text:c="4"/>CONNECTED <text:s text:c="4"/>46396 <text:s text:c="3"/></text:p>
      <text:p text:style-name="Standard">unix <text:s/>3 <text:s text:c="5"/>[ ] <text:s text:c="8"/>STREAM <text:s text:c="4"/>CONNECTED <text:s text:c="4"/>56449 <text:s text:c="3"/></text:p>
      <text:p text:style-name="Standard">unix <text:s/>3 <text:s text:c="5"/>[ ] <text:s text:c="8"/>STREAM <text:s text:c="4"/>CONNECTED <text:s text:c="4"/>56442 <text:s text:c="3"/>/run/user/1000/bus</text:p>
      <text:p text:style-name="Standard">unix <text:s/>3 <text:s text:c="5"/>[ ] <text:s text:c="8"/>STREAM <text:s text:c="4"/>CONNECTED <text:s text:c="4"/>24494 <text:s text:c="3"/></text:p>
      <text:p text:style-name="Standard">unix <text:s/>3 <text:s text:c="5"/>[ ] <text:s text:c="8"/>STREAM <text:s text:c="4"/>CONNECTED <text:s text:c="4"/>19385 <text:s text:c="3"/>/run/systemd/journal/stdout</text:p>
      <text:p text:style-name="Standard">unix <text:s/>3 <text:s text:c="5"/>[ ] <text:s text:c="8"/>STREAM <text:s text:c="4"/>CONNECTED <text:s text:c="4"/>54458 <text:s text:c="3"/></text:p>
      <text:p text:style-name="Standard"><text:soft-page-break/>unix <text:s/>3 <text:s text:c="5"/>[ ] <text:s text:c="8"/>STREAM <text:s text:c="4"/>CONNECTED <text:s text:c="4"/>51268 <text:s text:c="3"/>/run/dbus/system_bus_socket</text:p>
      <text:p text:style-name="Standard">unix <text:s/>3 <text:s text:c="5"/>[ ] <text:s text:c="8"/>STREAM <text:s text:c="4"/>CONNECTED <text:s text:c="4"/>37834 <text:s text:c="3"/>@/home/user/.cache/ibus/dbus-quUACSJf</text:p>
      <text:p text:style-name="Standard">unix <text:s/>3 <text:s text:c="5"/>[ ] <text:s text:c="8"/>STREAM <text:s text:c="4"/>CONNECTED <text:s text:c="4"/>50797 <text:s text:c="3"/>/run/user/1000/bus</text:p>
      <text:p text:style-name="Standard">unix <text:s/>3 <text:s text:c="5"/>[ ] <text:s text:c="8"/>STREAM <text:s text:c="4"/>CONNECTED <text:s text:c="4"/>52354 <text:s text:c="3"/></text:p>
      <text:p text:style-name="Standard">unix <text:s/>3 <text:s text:c="5"/>[ ] <text:s text:c="8"/>STREAM <text:s text:c="4"/>CONNECTED <text:s text:c="4"/>44984 <text:s text:c="3"/>/run/systemd/journal/stdout</text:p>
      <text:p text:style-name="Standard">unix <text:s/>3 <text:s text:c="5"/>[ ] <text:s text:c="8"/>STREAM <text:s text:c="4"/>CONNECTED <text:s text:c="4"/>19383 <text:s text:c="3"/>/run/systemd/journal/stdout</text:p>
      <text:p text:style-name="Standard">unix <text:s/>3 <text:s text:c="5"/>[ ] <text:s text:c="8"/>STREAM <text:s text:c="4"/>CONNECTED <text:s text:c="4"/>41534 <text:s text:c="3"/>/run/dbus/system_bus_socket</text:p>
      <text:p text:style-name="Standard">unix <text:s/>3 <text:s text:c="5"/>[ ] <text:s text:c="8"/>STREAM <text:s text:c="4"/>CONNECTED <text:s text:c="4"/>35833 <text:s text:c="3"/>/run/user/1000/bus</text:p>
      <text:p text:style-name="Standard">unix <text:s/>2 <text:s text:c="5"/>[ ] <text:s text:c="8"/>DGRAM <text:s text:c="19"/>38792 <text:s text:c="3"/></text:p>
      <text:p text:style-name="Standard">unix <text:s/>3 <text:s text:c="5"/>[ ] <text:s text:c="8"/>STREAM <text:s text:c="4"/>CONNECTED <text:s text:c="4"/>48487 <text:s text:c="3"/>/run/user/1000/bus</text:p>
      <text:p text:style-name="Standard">unix <text:s/>3 <text:s text:c="5"/>[ ] <text:s text:c="8"/>STREAM <text:s text:c="4"/>CONNECTED <text:s text:c="4"/>50564 <text:s text:c="3"/></text:p>
      <text:p text:style-name="Standard">unix <text:s/>3 <text:s text:c="5"/>[ ] <text:s text:c="8"/>STREAM <text:s text:c="4"/>CONNECTED <text:s text:c="4"/>35067 <text:s text:c="3"/></text:p>
      <text:p text:style-name="Standard">unix <text:s/>3 <text:s text:c="5"/>[ ] <text:s text:c="8"/>STREAM <text:s text:c="4"/>CONNECTED <text:s text:c="4"/>52342 <text:s text:c="3"/></text:p>
      <text:p text:style-name="Standard">unix <text:s/>3 <text:s text:c="5"/>[ ] <text:s text:c="8"/>STREAM <text:s text:c="4"/>CONNECTED <text:s text:c="4"/>49302 <text:s text:c="3"/>/run/user/1000/bus</text:p>
      <text:p text:style-name="Standard">unix <text:s/>3 <text:s text:c="5"/>[ ] <text:s text:c="8"/>STREAM <text:s text:c="4"/>CONNECTED <text:s text:c="4"/>53282 <text:s text:c="3"/></text:p>
      <text:p text:style-name="Standard">unix <text:s/>3 <text:s text:c="5"/>[ ] <text:s text:c="8"/>STREAM <text:s text:c="4"/>CONNECTED <text:s text:c="4"/>38613 <text:s text:c="3"/></text:p>
      <text:p text:style-name="Standard">unix <text:s/>3 <text:s text:c="5"/>[ ] <text:s text:c="8"/>STREAM <text:s text:c="4"/>CONNECTED <text:s text:c="4"/>36639 <text:s text:c="3"/>/run/systemd/journal/stdout</text:p>
      <text:p text:style-name="Standard">unix <text:s/>3 <text:s text:c="5"/>[ ] <text:s text:c="8"/>STREAM <text:s text:c="4"/>CONNECTED <text:s text:c="4"/>34985 <text:s text:c="3"/>/run/systemd/journal/stdout</text:p>
      <text:p text:style-name="Standard">unix <text:s/>3 <text:s text:c="5"/>[ ] <text:s text:c="8"/>STREAM <text:s text:c="4"/>CONNECTED <text:s text:c="4"/>53420 <text:s text:c="3"/>/run/user/1000/bus</text:p>
      <text:p text:style-name="Standard">unix <text:s/>3 <text:s text:c="5"/>[ ] <text:s text:c="8"/>STREAM <text:s text:c="4"/>CONNECTED <text:s text:c="4"/>41619 <text:s text:c="3"/>/run/dbus/system_bus_socket</text:p>
      <text:p text:style-name="Standard">unix <text:s/>3 <text:s text:c="5"/>[ ] <text:s text:c="8"/>STREAM <text:s text:c="4"/>CONNECTED <text:s text:c="4"/>57764 <text:s text:c="3"/></text:p>
      <text:p text:style-name="Standard">unix <text:s/>3 <text:s text:c="5"/>[ ] <text:s text:c="8"/>STREAM <text:s text:c="4"/>CONNECTED <text:s text:c="4"/>38837 <text:s text:c="3"/></text:p>
      <text:p text:style-name="Standard">unix <text:s/>3 <text:s text:c="5"/>[ ] <text:s text:c="8"/>STREAM <text:s text:c="4"/>CONNECTED <text:s text:c="4"/>49319 <text:s text:c="3"/>@/tmp/dbus-dB12OCssyz</text:p>
      <text:p text:style-name="Standard">unix <text:s/>3 <text:s text:c="5"/>[ ] <text:s text:c="8"/>STREAM <text:s text:c="4"/>CONNECTED <text:s text:c="4"/>39564 <text:s text:c="3"/></text:p>
      <text:p text:style-name="Standard">unix <text:s/>3 <text:s text:c="5"/>[ ] <text:s text:c="8"/>STREAM <text:s text:c="4"/>CONNECTED <text:s text:c="4"/>47410 <text:s text:c="3"/>/run/systemd/journal/stdout</text:p>
      <text:p text:style-name="Standard">unix <text:s/>3 <text:s text:c="5"/>[ ] <text:s text:c="8"/>STREAM <text:s text:c="4"/>CONNECTED <text:s text:c="4"/>46880 <text:s text:c="3"/></text:p>
      <text:p text:style-name="Standard">unix <text:s/>3 <text:s text:c="5"/>[ ] <text:s text:c="8"/>STREAM <text:s text:c="4"/>CONNECTED <text:s text:c="4"/>57851 <text:s text:c="3"/>/run/user/1000/bus</text:p>
      <text:p text:style-name="Standard">unix <text:s/>3 <text:s text:c="5"/>[ ] <text:s text:c="8"/>STREAM <text:s text:c="4"/>CONNECTED <text:s text:c="4"/>47422 <text:s text:c="3"/>/run/systemd/journal/stdout</text:p>
      <text:p text:style-name="Standard">unix <text:s/>3 <text:s text:c="5"/>[ ] <text:s text:c="8"/>STREAM <text:s text:c="4"/>CONNECTED <text:s text:c="4"/>47286 <text:s text:c="3"/>/run/systemd/journal/stdout</text:p>
      <text:p text:style-name="Standard">unix <text:s/>2 <text:s text:c="5"/>[ ] <text:s text:c="8"/>DGRAM <text:s text:c="19"/>41114 <text:s text:c="3"/></text:p>
      <text:p text:style-name="Standard">unix <text:s/>3 <text:s text:c="5"/>[ ] <text:s text:c="8"/>STREAM <text:s text:c="4"/>CONNECTED <text:s text:c="4"/>52201 <text:s text:c="3"/>/run/user/1000/bus</text:p>
      <text:p text:style-name="Standard">unix <text:s/>3 <text:s text:c="5"/>[ ] <text:s text:c="8"/>STREAM <text:s text:c="4"/>CONNECTED <text:s text:c="4"/>45836 <text:s text:c="3"/></text:p>
      <text:p text:style-name="Standard">unix <text:s/>3 <text:s text:c="5"/>[ ] <text:s text:c="8"/>STREAM <text:s text:c="4"/>CONNECTED <text:s text:c="4"/>36848 <text:s text:c="3"/>/run/dbus/system_bus_socket</text:p>
      <text:p text:style-name="Standard">unix <text:s/>3 <text:s text:c="5"/>[ ] <text:s text:c="8"/>STREAM <text:s text:c="4"/>CONNECTED <text:s text:c="4"/>39900 <text:s text:c="3"/></text:p>
      <text:p text:style-name="Standard">unix <text:s/>3 <text:s text:c="5"/>[ ] <text:s text:c="8"/>STREAM <text:s text:c="4"/>CONNECTED <text:s text:c="4"/>37566 <text:s text:c="3"/>/run/user/1000/bus</text:p>
      <text:p text:style-name="Standard">unix <text:s/>3 <text:s text:c="5"/>[ ] <text:s text:c="8"/>STREAM <text:s text:c="4"/>CONNECTED <text:s text:c="4"/>45839 <text:s text:c="3"/></text:p>
      <text:p text:style-name="Standard">unix <text:s/>3 <text:s text:c="5"/>[ ] <text:s text:c="8"/>STREAM <text:s text:c="4"/>CONNECTED <text:s text:c="4"/>50794 <text:s text:c="3"/></text:p>
      <text:p text:style-name="Standard">unix <text:s/>3 <text:s text:c="5"/>[ ] <text:s text:c="8"/>STREAM <text:s text:c="4"/>CONNECTED <text:s text:c="4"/>53416 <text:s text:c="3"/></text:p>
      <text:p text:style-name="Standard">unix <text:s/>3 <text:s text:c="5"/>[ ] <text:s text:c="8"/>STREAM <text:s text:c="4"/>CONNECTED <text:s text:c="4"/>46004 <text:s text:c="3"/></text:p>
      <text:p text:style-name="Standard">unix <text:s/>3 <text:s text:c="5"/>[ ] <text:s text:c="8"/>STREAM <text:s text:c="4"/>CONNECTED <text:s text:c="4"/>52197 <text:s text:c="3"/></text:p>
      <text:p text:style-name="Standard">unix <text:s/>3 <text:s text:c="5"/>[ ] <text:s text:c="8"/>STREAM <text:s text:c="4"/>CONNECTED <text:s text:c="4"/>57807 <text:s text:c="3"/></text:p>
      <text:p text:style-name="Standard">unix <text:s/>3 <text:s text:c="5"/>[ ] <text:s text:c="8"/>STREAM <text:s text:c="4"/>CONNECTED <text:s text:c="4"/>47229 <text:s text:c="3"/></text:p>
      <text:p text:style-name="Standard">unix <text:s/>3 <text:s text:c="5"/>[ ] <text:s text:c="8"/>STREAM <text:s text:c="4"/>CONNECTED <text:s text:c="4"/>21259 <text:s text:c="3"/></text:p>
      <text:p text:style-name="Standard">unix <text:s/>3 <text:s text:c="5"/>[ ] <text:s text:c="8"/>STREAM <text:s text:c="4"/>CONNECTED <text:s text:c="4"/>57677 <text:s text:c="3"/>/run/systemd/journal/stdout</text:p>
      <text:p text:style-name="Standard">unix <text:s/>3 <text:s text:c="5"/>[ ] <text:s text:c="8"/>STREAM <text:s text:c="4"/>CONNECTED <text:s text:c="4"/>54457 <text:s text:c="3"/></text:p>
      <text:p text:style-name="Standard">unix <text:s/>3 <text:s text:c="5"/>[ ] <text:s text:c="8"/>STREAM <text:s text:c="4"/>CONNECTED <text:s text:c="4"/>852 <text:s text:c="5"/>/run/dbus/system_bus_socket</text:p>
      <text:p text:style-name="Standard">unix <text:s/>3 <text:s text:c="5"/>[ ] <text:s text:c="8"/>STREAM <text:s text:c="4"/>CONNECTED <text:s text:c="4"/>54510 <text:s text:c="3"/>/run/user/1000/bus</text:p>
      <text:p text:style-name="Standard">unix <text:s/>3 <text:s text:c="5"/>[ ] <text:s text:c="8"/>STREAM <text:s text:c="4"/>CONNECTED <text:s text:c="4"/>37567 <text:s text:c="3"/>/run/user/1000/bus</text:p>
      <text:p text:style-name="Standard">unix <text:s/>3 <text:s text:c="5"/>[ ] <text:s text:c="8"/>STREAM <text:s text:c="4"/>CONNECTED <text:s text:c="4"/>36634 <text:s text:c="3"/>/run/systemd/journal/stdout</text:p>
      <text:p text:style-name="Standard"><text:soft-page-break/>unix <text:s/>2 <text:s text:c="5"/>[ ] <text:s text:c="8"/>DGRAM <text:s text:c="19"/>1422 <text:s text:c="4"/></text:p>
      <text:p text:style-name="Standard">unix <text:s/>3 <text:s text:c="5"/>[ ] <text:s text:c="8"/>STREAM <text:s text:c="4"/>CONNECTED <text:s text:c="4"/>47416 <text:s text:c="3"/></text:p>
      <text:p text:style-name="Standard">unix <text:s/>3 <text:s text:c="5"/>[ ] <text:s text:c="8"/>STREAM <text:s text:c="4"/>CONNECTED <text:s text:c="4"/>51605 <text:s text:c="3"/></text:p>
      <text:p text:style-name="Standard">unix <text:s/>3 <text:s text:c="5"/>[ ] <text:s text:c="8"/>STREAM <text:s text:c="4"/>CONNECTED <text:s text:c="4"/>60614 <text:s text:c="3"/>/run/user/1000/bus</text:p>
      <text:p text:style-name="Standard">unix <text:s/>3 <text:s text:c="5"/>[ ] <text:s text:c="8"/>STREAM <text:s text:c="4"/>CONNECTED <text:s text:c="4"/>38843 <text:s text:c="3"/>/run/user/1000/bus</text:p>
      <text:p text:style-name="Standard">unix <text:s/>3 <text:s text:c="5"/>[ ] <text:s text:c="8"/>STREAM <text:s text:c="4"/>CONNECTED <text:s text:c="4"/>39233 <text:s text:c="3"/>/run/systemd/journal/stdout</text:p>
      <text:p text:style-name="Standard">unix <text:s/>3 <text:s text:c="5"/>[ ] <text:s text:c="8"/>STREAM <text:s text:c="4"/>CONNECTED <text:s text:c="4"/>53401 <text:s text:c="3"/></text:p>
      <text:p text:style-name="Standard">unix <text:s/>3 <text:s text:c="5"/>[ ] <text:s text:c="8"/>STREAM <text:s text:c="4"/>CONNECTED <text:s text:c="4"/>57853 <text:s text:c="3"/>/run/user/1000/bus</text:p>
      <text:p text:style-name="Standard">unix <text:s/>3 <text:s text:c="5"/>[ ] <text:s text:c="8"/>STREAM <text:s text:c="4"/>CONNECTED <text:s text:c="4"/>47415 <text:s text:c="3"/>/run/systemd/journal/stdout</text:p>
      <text:p text:style-name="Standard">unix <text:s/>3 <text:s text:c="5"/>[ ] <text:s text:c="8"/>STREAM <text:s text:c="4"/>CONNECTED <text:s text:c="4"/>24518 <text:s text:c="3"/>/run/systemd/journal/stdout</text:p>
      <text:p text:style-name="Standard">unix <text:s/>3 <text:s text:c="5"/>[ ] <text:s text:c="8"/>STREAM <text:s text:c="4"/>CONNECTED <text:s text:c="4"/>52200 <text:s text:c="3"/></text:p>
      <text:p text:style-name="Standard">unix <text:s/>3 <text:s text:c="5"/>[ ] <text:s text:c="8"/>STREAM <text:s text:c="4"/>CONNECTED <text:s text:c="4"/>19386 <text:s text:c="3"/>/run/systemd/journal/stdout</text:p>
      <text:p text:style-name="Standard">unix <text:s/>3 <text:s text:c="5"/>[ ] <text:s text:c="8"/>STREAM <text:s text:c="4"/>CONNECTED <text:s text:c="4"/>26263 <text:s text:c="3"/>/run/systemd/journal/stdout</text:p>
      <text:p text:style-name="Standard">unix <text:s/>3 <text:s text:c="5"/>[ ] <text:s text:c="8"/>STREAM <text:s text:c="4"/>CONNECTED <text:s text:c="4"/>60553 <text:s text:c="3"/></text:p>
      <text:p text:style-name="Standard">unix <text:s/>3 <text:s text:c="5"/>[ ] <text:s text:c="8"/>STREAM <text:s text:c="4"/>CONNECTED <text:s text:c="4"/>60615 <text:s text:c="3"/>/run/user/1000/bus</text:p>
      <text:p text:style-name="Standard">unix <text:s/>3 <text:s text:c="5"/>[ ] <text:s text:c="8"/>STREAM <text:s text:c="4"/>CONNECTED <text:s text:c="4"/>36108 <text:s text:c="3"/>/run/systemd/journal/stdout</text:p>
      <text:p text:style-name="Standard">unix <text:s/>3 <text:s text:c="5"/>[ ] <text:s text:c="8"/>STREAM <text:s text:c="4"/>CONNECTED <text:s text:c="4"/>53413 <text:s text:c="3"/></text:p>
      <text:p text:style-name="Standard">unix <text:s/>3 <text:s text:c="5"/>[ ] <text:s text:c="8"/>STREAM <text:s text:c="4"/>CONNECTED <text:s text:c="4"/>45960 <text:s text:c="3"/></text:p>
      <text:p text:style-name="Standard">unix <text:s/>3 <text:s text:c="5"/>[ ] <text:s text:c="8"/>STREAM <text:s text:c="4"/>CONNECTED <text:s text:c="4"/>37023 <text:s text:c="3"/></text:p>
      <text:p text:style-name="Standard">unix <text:s/>3 <text:s text:c="5"/>[ ] <text:s text:c="8"/>STREAM <text:s text:c="4"/>CONNECTED <text:s text:c="4"/>25516 <text:s text:c="3"/></text:p>
      <text:p text:style-name="Standard">unix <text:s/>3 <text:s text:c="5"/>[ ] <text:s text:c="8"/>STREAM <text:s text:c="4"/>CONNECTED <text:s text:c="4"/>37981 <text:s text:c="3"/></text:p>
      <text:p text:style-name="Standard">unix <text:s/>3 <text:s text:c="5"/>[ ] <text:s text:c="8"/>STREAM <text:s text:c="4"/>CONNECTED <text:s text:c="4"/>52089 <text:s text:c="3"/></text:p>
      <text:p text:style-name="Standard">unix <text:s/>3 <text:s text:c="5"/>[ ] <text:s text:c="8"/>STREAM <text:s text:c="4"/>CONNECTED <text:s text:c="4"/>19384 <text:s text:c="3"/>/run/systemd/journal/stdout</text:p>
      <text:p text:style-name="Standard">unix <text:s/>3 <text:s text:c="5"/>[ ] <text:s text:c="8"/>STREAM <text:s text:c="4"/>CONNECTED <text:s text:c="4"/>57668 <text:s text:c="3"/></text:p>
      <text:p text:style-name="Standard">unix <text:s/>3 <text:s text:c="5"/>[ ] <text:s text:c="8"/>DGRAM <text:s text:c="19"/>20819 <text:s text:c="3"/></text:p>
      <text:p text:style-name="Standard">unix <text:s/>3 <text:s text:c="5"/>[ ] <text:s text:c="8"/>STREAM <text:s text:c="4"/>CONNECTED <text:s text:c="4"/>48514 <text:s text:c="3"/>/run/dbus/system_bus_socket</text:p>
      <text:p text:style-name="Standard">unix <text:s/>3 <text:s text:c="5"/>[ ] <text:s text:c="8"/>STREAM <text:s text:c="4"/>CONNECTED <text:s text:c="4"/>47093 <text:s text:c="3"/></text:p>
      <text:p text:style-name="Standard">unix <text:s/>3 <text:s text:c="5"/>[ ] <text:s text:c="8"/>STREAM <text:s text:c="4"/>CONNECTED <text:s text:c="4"/>38842 <text:s text:c="3"/>/run/user/1000/bus</text:p>
      <text:p text:style-name="Standard">unix <text:s/>3 <text:s text:c="5"/>[ ] <text:s text:c="8"/>STREAM <text:s text:c="4"/>CONNECTED <text:s text:c="4"/>53414 <text:s text:c="3"/></text:p>
      <text:p text:style-name="Standard">unix <text:s/>3 <text:s text:c="5"/>[ ] <text:s text:c="8"/>STREAM <text:s text:c="4"/>CONNECTED <text:s text:c="4"/>45961 <text:s text:c="3"/></text:p>
      <text:p text:style-name="Standard">unix <text:s/>3 <text:s text:c="5"/>[ ] <text:s text:c="8"/>STREAM <text:s text:c="4"/>CONNECTED <text:s text:c="4"/>43771 <text:s text:c="3"/></text:p>
      <text:p text:style-name="Standard">unix <text:s/>3 <text:s text:c="5"/>[ ] <text:s text:c="8"/>STREAM <text:s text:c="4"/>CONNECTED <text:s text:c="4"/>52090 <text:s text:c="3"/></text:p>
      <text:p text:style-name="Standard">unix <text:s/>3 <text:s text:c="5"/>[ ] <text:s text:c="8"/>STREAM <text:s text:c="4"/>CONNECTED <text:s text:c="4"/>52087 <text:s text:c="3"/>/run/user/1000/bus</text:p>
      <text:p text:style-name="Standard">unix <text:s/>3 <text:s text:c="5"/>[ ] <text:s text:c="8"/>STREAM <text:s text:c="4"/>CONNECTED <text:s text:c="4"/>49287 <text:s text:c="3"/>/run/user/1000/bus</text:p>
      <text:p text:style-name="Standard">unix <text:s/>3 <text:s text:c="5"/>[ ] <text:s text:c="8"/>STREAM <text:s text:c="4"/>CONNECTED <text:s text:c="4"/>38677 <text:s text:c="3"/></text:p>
      <text:p text:style-name="Standard">unix <text:s/>3 <text:s text:c="5"/>[ ] <text:s text:c="8"/>STREAM <text:s text:c="4"/>CONNECTED <text:s text:c="4"/>34919 <text:s text:c="3"/></text:p>
      <text:p text:style-name="Standard">unix <text:s/>3 <text:s text:c="5"/>[ ] <text:s text:c="8"/>STREAM <text:s text:c="4"/>CONNECTED <text:s text:c="4"/>50828 <text:s text:c="3"/></text:p>
      <text:p text:style-name="Standard">unix <text:s/>2 <text:s text:c="5"/>[ ] <text:s text:c="8"/>DGRAM <text:s text:c="19"/>46887 <text:s text:c="3"/></text:p>
      <text:p text:style-name="Standard">unix <text:s/>3 <text:s text:c="5"/>[ ] <text:s text:c="8"/>STREAM <text:s text:c="4"/>CONNECTED <text:s text:c="4"/>50840 <text:s text:c="3"/>/run/dbus/system_bus_socket</text:p>
      <text:p text:style-name="Standard">unix <text:s/>3 <text:s text:c="5"/>[ ] <text:s text:c="8"/>STREAM <text:s text:c="4"/>CONNECTED <text:s text:c="4"/>49325 <text:s text:c="3"/>/run/systemd/journal/stdout</text:p>
      <text:p text:style-name="Standard">unix <text:s/>3 <text:s text:c="5"/>[ ] <text:s text:c="8"/>DGRAM <text:s text:c="19"/>43778 <text:s text:c="3"/></text:p>
      <text:p text:style-name="Standard">unix <text:s/>3 <text:s text:c="5"/>[ ] <text:s text:c="8"/>STREAM <text:s text:c="4"/>CONNECTED <text:s text:c="4"/>45131 <text:s text:c="3"/></text:p>
      <text:p text:style-name="Standard">unix <text:s/>2 <text:s text:c="5"/>[ ] <text:s text:c="8"/>DGRAM <text:s text:c="19"/>37017 <text:s text:c="3"/></text:p>
      <text:p text:style-name="Standard">unix <text:s/>3 <text:s text:c="5"/>[ ] <text:s text:c="8"/>STREAM <text:s text:c="4"/>CONNECTED <text:s text:c="4"/>37996 <text:s text:c="3"/>/run/systemd/journal/stdout</text:p>
      <text:p text:style-name="Standard">unix <text:s/>3 <text:s text:c="5"/>[ ] <text:s text:c="8"/>STREAM <text:s text:c="4"/>CONNECTED <text:s text:c="4"/>24516 <text:s text:c="3"/>/run/systemd/journal/stdout</text:p>
      <text:p text:style-name="Standard">unix <text:s/>3 <text:s text:c="5"/>[ ] <text:s text:c="8"/>STREAM <text:s text:c="4"/>CONNECTED <text:s text:c="4"/>50874 <text:s text:c="3"/>@/tmp/.X11-unix/X1</text:p>
      <text:p text:style-name="Standard">unix <text:s/>2 <text:s text:c="5"/>[ ] <text:s text:c="8"/>DGRAM <text:s text:c="19"/>60623 <text:s text:c="3"/></text:p>
      <text:p text:style-name="Standard">unix <text:s/>3 <text:s text:c="5"/>[ ] <text:s text:c="8"/>STREAM <text:s text:c="4"/>CONNECTED <text:s text:c="4"/>57721 <text:s text:c="3"/></text:p>
      <text:p text:style-name="Standard">unix <text:s/>3 <text:s text:c="5"/>[ ] <text:s text:c="8"/>STREAM <text:s text:c="4"/>CONNECTED <text:s text:c="4"/>52343 <text:s text:c="3"/>/run/user/1000/bus</text:p>
      <text:p text:style-name="Standard"><text:soft-page-break/>unix <text:s/>3 <text:s text:c="5"/>[ ] <text:s text:c="8"/>STREAM <text:s text:c="4"/>CONNECTED <text:s text:c="4"/>42892 <text:s text:c="3"/></text:p>
      <text:p text:style-name="Standard">unix <text:s/>3 <text:s text:c="5"/>[ ] <text:s text:c="8"/>STREAM <text:s text:c="4"/>CONNECTED <text:s text:c="4"/>58615 <text:s text:c="3"/>@/dbus-vfs-daemon/socket-vBSeHOuF</text:p>
      <text:p text:style-name="Standard">unix <text:s/>3 <text:s text:c="5"/>[ ] <text:s text:c="8"/>STREAM <text:s text:c="4"/>CONNECTED <text:s text:c="4"/>57678 <text:s text:c="3"/>/run/systemd/journal/stdout</text:p>
      <text:p text:style-name="Standard">unix <text:s/>3 <text:s text:c="5"/>[ ] <text:s text:c="8"/>STREAM <text:s text:c="4"/>CONNECTED <text:s text:c="4"/>46903 <text:s text:c="3"/></text:p>
      <text:p text:style-name="Standard">unix <text:s/>3 <text:s text:c="5"/>[ ] <text:s text:c="8"/>STREAM <text:s text:c="4"/>CONNECTED <text:s text:c="4"/>50796 <text:s text:c="3"/>/run/user/1000/bus</text:p>
      <text:p text:style-name="Standard">unix <text:s/>3 <text:s text:c="5"/>[ ] <text:s text:c="8"/>STREAM <text:s text:c="4"/>CONNECTED <text:s text:c="4"/>49324 <text:s text:c="3"/>/run/systemd/journal/stdout</text:p>
      <text:p text:style-name="Standard">unix <text:s/>3 <text:s text:c="5"/>[ ] <text:s text:c="8"/>STREAM <text:s text:c="4"/>CONNECTED <text:s text:c="4"/>26265 <text:s text:c="3"/>/run/systemd/journal/stdout</text:p>
      <text:p text:style-name="Standard">unix <text:s/>3 <text:s text:c="5"/>[ ] <text:s text:c="8"/>STREAM <text:s text:c="4"/>CONNECTED <text:s text:c="4"/>48011 <text:s text:c="3"/></text:p>
      <text:p text:style-name="Standard">unix <text:s/>3 <text:s text:c="5"/>[ ] <text:s text:c="8"/>STREAM <text:s text:c="4"/>CONNECTED <text:s text:c="4"/>35824 <text:s text:c="3"/>/run/user/1000/bus</text:p>
      <text:p text:style-name="Standard">unix <text:s/>3 <text:s text:c="5"/>[ ] <text:s text:c="8"/>DGRAM <text:s text:c="19"/>19152 <text:s text:c="3"/></text:p>
      <text:p text:style-name="Standard">unix <text:s/>2 <text:s text:c="5"/>[ ] <text:s text:c="8"/>DGRAM <text:s text:c="19"/>859 <text:s text:c="5"/></text:p>
      <text:p text:style-name="Standard">unix <text:s/>3 <text:s text:c="5"/>[ ] <text:s text:c="8"/>STREAM <text:s text:c="4"/>CONNECTED <text:s text:c="4"/>38855 <text:s text:c="3"/></text:p>
      <text:p text:style-name="Standard">unix <text:s/>3 <text:s text:c="5"/>[ ] <text:s text:c="8"/>STREAM <text:s text:c="4"/>CONNECTED <text:s text:c="4"/>39571 <text:s text:c="3"/></text:p>
      <text:p text:style-name="Standard">unix <text:s/>3 <text:s text:c="5"/>[ ] <text:s text:c="8"/>STREAM <text:s text:c="4"/>CONNECTED <text:s text:c="4"/>35675 <text:s text:c="3"/>/run/dbus/system_bus_socket</text:p>
      <text:p text:style-name="Standard">unix <text:s/>3 <text:s text:c="5"/>[ ] <text:s text:c="8"/>STREAM <text:s text:c="4"/>CONNECTED <text:s text:c="4"/>56438 <text:s text:c="3"/></text:p>
      <text:p text:style-name="Standard">unix <text:s/>3 <text:s text:c="5"/>[ ] <text:s text:c="8"/>STREAM <text:s text:c="4"/>CONNECTED <text:s text:c="4"/>53352 <text:s text:c="3"/></text:p>
      <text:p text:style-name="Standard">unix <text:s/>3 <text:s text:c="5"/>[ ] <text:s text:c="8"/>DGRAM <text:s text:c="19"/>42026 <text:s text:c="3"/></text:p>
      <text:p text:style-name="Standard">unix <text:s/>3 <text:s text:c="5"/>[ ] <text:s text:c="8"/>STREAM <text:s text:c="4"/>CONNECTED <text:s text:c="4"/>59437 <text:s text:c="3"/></text:p>
      <text:p text:style-name="Standard">unix <text:s/>3 <text:s text:c="5"/>[ ] <text:s text:c="8"/>STREAM <text:s text:c="4"/>CONNECTED <text:s text:c="4"/>47290 <text:s text:c="3"/>/run/systemd/journal/stdout</text:p>
      <text:p text:style-name="Standard">unix <text:s/>3 <text:s text:c="5"/>[ ] <text:s text:c="8"/>STREAM <text:s text:c="4"/>CONNECTED <text:s text:c="4"/>35815 <text:s text:c="3"/>/run/systemd/journal/stdout</text:p>
      <text:p text:style-name="Standard">unix <text:s/>3 <text:s text:c="5"/>[ ] <text:s text:c="8"/>DGRAM <text:s text:c="19"/>46900 <text:s text:c="3"/></text:p>
      <text:p text:style-name="Standard">unix <text:s/>3 <text:s text:c="5"/>[ ] <text:s text:c="8"/>STREAM <text:s text:c="4"/>CONNECTED <text:s text:c="4"/>846 <text:s text:c="5"/>/run/dbus/system_bus_socket</text:p>
      <text:p text:style-name="Standard">unix <text:s/>2 <text:s text:c="5"/>[ ] <text:s text:c="8"/>DGRAM <text:s text:c="19"/>57891 <text:s text:c="3"/></text:p>
      <text:p text:style-name="Standard">unix <text:s/>3 <text:s text:c="5"/>[ ] <text:s text:c="8"/>STREAM <text:s text:c="4"/>CONNECTED <text:s text:c="4"/>35674 <text:s text:c="3"/>/run/dbus/system_bus_socket</text:p>
      <text:p text:style-name="Standard">unix <text:s/>3 <text:s text:c="5"/>[ ] <text:s text:c="8"/>STREAM <text:s text:c="4"/>CONNECTED <text:s text:c="4"/>744 <text:s text:c="5"/>/run/systemd/journal/stdout</text:p>
      <text:p text:style-name="Standard">unix <text:s/>3 <text:s text:c="5"/>[ ] <text:s text:c="8"/>STREAM <text:s text:c="4"/>CONNECTED <text:s text:c="4"/>57852 <text:s text:c="3"/>/run/user/1000/bus</text:p>
      <text:p text:style-name="Standard">unix <text:s/>3 <text:s text:c="5"/>[ ] <text:s text:c="8"/>STREAM <text:s text:c="4"/>CONNECTED <text:s text:c="4"/>57624 <text:s text:c="3"/>/run/user/1000/bus</text:p>
      <text:p text:style-name="Standard">unix <text:s/>3 <text:s text:c="5"/>[ ] <text:s text:c="8"/>STREAM <text:s text:c="4"/>CONNECTED <text:s text:c="4"/>56429 <text:s text:c="3"/></text:p>
      <text:p text:style-name="Standard">unix <text:s/>3 <text:s text:c="5"/>[ ] <text:s text:c="8"/>STREAM <text:s text:c="4"/>CONNECTED <text:s text:c="4"/>43984 <text:s text:c="3"/></text:p>
      <text:p text:style-name="Standard">unix <text:s/>3 <text:s text:c="5"/>[ ] <text:s text:c="8"/>STREAM <text:s text:c="4"/>CONNECTED <text:s text:c="4"/>42237 <text:s text:c="3"/>/run/systemd/journal/stdout</text:p>
      <text:p text:style-name="Standard">unix <text:s/>3 <text:s text:c="5"/>[ ] <text:s text:c="8"/>STREAM <text:s text:c="4"/>CONNECTED <text:s text:c="4"/>52387 <text:s text:c="3"/>/run/user/1000/bus</text:p>
      <text:p text:style-name="Standard">unix <text:s/>3 <text:s text:c="5"/>[ ] <text:s text:c="8"/>STREAM <text:s text:c="4"/>CONNECTED <text:s text:c="4"/>59405 <text:s text:c="3"/></text:p>
      <text:p text:style-name="Standard">unix <text:s/>3 <text:s text:c="5"/>[ ] <text:s text:c="8"/>STREAM <text:s text:c="4"/>CONNECTED <text:s text:c="4"/>40984 <text:s text:c="3"/></text:p>
      <text:p text:style-name="Standard">unix <text:s/>2 <text:s text:c="5"/>[ ] <text:s text:c="8"/>DGRAM <text:s text:c="19"/>46893 <text:s text:c="3"/></text:p>
      <text:p text:style-name="Standard">unix <text:s/>3 <text:s text:c="5"/>[ ] <text:s text:c="8"/>STREAM <text:s text:c="4"/>CONNECTED <text:s text:c="4"/>47181 <text:s text:c="3"/></text:p>
      <text:p text:style-name="Standard">unix <text:s/>3 <text:s text:c="5"/>[ ] <text:s text:c="8"/>STREAM <text:s text:c="4"/>CONNECTED <text:s text:c="4"/>50829 <text:s text:c="3"/></text:p>
      <text:p text:style-name="Standard">unix <text:s/>3 <text:s text:c="5"/>[ ] <text:s text:c="8"/>STREAM <text:s text:c="4"/>CONNECTED <text:s text:c="4"/>36641 <text:s text:c="3"/>/run/systemd/journal/stdout</text:p>
      <text:p text:style-name="Standard">unix <text:s/>3 <text:s text:c="5"/>[ ] <text:s text:c="8"/>STREAM <text:s text:c="4"/>CONNECTED <text:s text:c="4"/>35204 <text:s text:c="3"/></text:p>
      <text:p text:style-name="Standard">unix <text:s/>3 <text:s text:c="5"/>[ ] <text:s text:c="8"/>STREAM <text:s text:c="4"/>CONNECTED <text:s text:c="4"/>56475 <text:s text:c="3"/></text:p>
      <text:p text:style-name="Standard">unix <text:s/>3 <text:s text:c="5"/>[ ] <text:s text:c="8"/>STREAM <text:s text:c="4"/>CONNECTED <text:s text:c="4"/>35832 <text:s text:c="3"/></text:p>
      <text:p text:style-name="Standard">unix <text:s/>3 <text:s text:c="5"/>[ ] <text:s text:c="8"/>STREAM <text:s text:c="4"/>CONNECTED <text:s text:c="4"/>57880 <text:s text:c="3"/></text:p>
      <text:p text:style-name="Standard">unix <text:s/>3 <text:s text:c="5"/>[ ] <text:s text:c="8"/>STREAM <text:s text:c="4"/>CONNECTED <text:s text:c="4"/>60622 <text:s text:c="3"/></text:p>
      <text:p text:style-name="Standard">unix <text:s/>3 <text:s text:c="5"/>[ ] <text:s text:c="8"/>STREAM <text:s text:c="4"/>CONNECTED <text:s text:c="4"/>59423 <text:s text:c="3"/></text:p>
      <text:p text:style-name="Standard">unix <text:s/>3 <text:s text:c="5"/>[ ] <text:s text:c="8"/>STREAM <text:s text:c="4"/>CONNECTED <text:s text:c="4"/>51688 <text:s text:c="3"/></text:p>
      <text:p text:style-name="Standard">unix <text:s/>3 <text:s text:c="5"/>[ ] <text:s text:c="8"/>STREAM <text:s text:c="4"/>CONNECTED <text:s text:c="4"/>42040 <text:s text:c="3"/>/run/dbus/system_bus_socket</text:p>
      <text:p text:style-name="Standard">unix <text:s/>3 <text:s text:c="5"/>[ ] <text:s text:c="8"/>DGRAM <text:s text:c="19"/>20818 <text:s text:c="3"/></text:p>
      <text:p text:style-name="Standard">unix <text:s/>3 <text:s text:c="5"/>[ ] <text:s text:c="8"/>STREAM <text:s text:c="4"/>CONNECTED <text:s text:c="4"/>19382 <text:s text:c="3"/>/run/systemd/journal/stdout</text:p>
      <text:p text:style-name="Standard">unix <text:s/>3 <text:s text:c="5"/>[ ] <text:s text:c="8"/>STREAM <text:s text:c="4"/>CONNECTED <text:s text:c="4"/>38835 <text:s text:c="3"/></text:p>
      <text:p text:style-name="Standard">unix <text:s/>3 <text:s text:c="5"/>[ ] <text:s text:c="8"/>STREAM <text:s text:c="4"/>CONNECTED <text:s text:c="4"/>50565 <text:s text:c="3"/></text:p>
      <text:p text:style-name="Standard"><text:soft-page-break/>unix <text:s/>3 <text:s text:c="5"/>[ ] <text:s text:c="8"/>STREAM <text:s text:c="4"/>CONNECTED <text:s text:c="4"/>46587 <text:s text:c="3"/></text:p>
      <text:p text:style-name="Standard">unix <text:s/>3 <text:s text:c="5"/>[ ] <text:s text:c="8"/>STREAM <text:s text:c="4"/>CONNECTED <text:s text:c="4"/>36313 <text:s text:c="3"/></text:p>
      <text:p text:style-name="Standard">unix <text:s/>3 <text:s text:c="5"/>[ ] <text:s text:c="8"/>STREAM <text:s text:c="4"/>CONNECTED <text:s text:c="4"/>56474 <text:s text:c="3"/></text:p>
      <text:p text:style-name="Standard">unix <text:s/>3 <text:s text:c="5"/>[ ] <text:s text:c="8"/>STREAM <text:s text:c="4"/>CONNECTED <text:s text:c="4"/>35831 <text:s text:c="3"/></text:p>
      <text:p text:style-name="Standard">unix <text:s/>3 <text:s text:c="5"/>[ ] <text:s text:c="8"/>STREAM <text:s text:c="4"/>CONNECTED <text:s text:c="4"/>44980 <text:s text:c="3"/>/run/systemd/journal/stdout</text:p>
      <text:p text:style-name="Standard">unix <text:s/>3 <text:s text:c="5"/>[ ] <text:s text:c="8"/>STREAM <text:s text:c="4"/>CONNECTED <text:s text:c="4"/>858 <text:s text:c="5"/>/run/dbus/system_bus_socket</text:p>
      <text:p text:style-name="Standard">unix <text:s/>3 <text:s text:c="5"/>[ ] <text:s text:c="8"/>STREAM <text:s text:c="4"/>CONNECTED <text:s text:c="4"/>37831 <text:s text:c="3"/>/run/user/1000/bus</text:p>
      <text:p text:style-name="Standard">unix <text:s/>3 <text:s text:c="5"/>[ ] <text:s text:c="8"/>STREAM <text:s text:c="4"/>CONNECTED <text:s text:c="4"/>38857 <text:s text:c="3"/>/run/user/1000/bus</text:p>
      <text:p text:style-name="Standard">unix <text:s/>3 <text:s text:c="5"/>[ ] <text:s text:c="8"/>STREAM <text:s text:c="4"/>CONNECTED <text:s text:c="4"/>37763 <text:s text:c="3"/>/run/systemd/journal/stdout</text:p>
      <text:p text:style-name="Standard">unix <text:s/>3 <text:s text:c="5"/>[ ] <text:s text:c="8"/>STREAM <text:s text:c="4"/>CONNECTED <text:s text:c="4"/>19379 <text:s text:c="3"/>@/tmp/dbus-dB12OCssyz</text:p>
      <text:p text:style-name="Standard">unix <text:s/>3 <text:s text:c="5"/>[ ] <text:s text:c="8"/>STREAM <text:s text:c="4"/>CONNECTED <text:s text:c="4"/>34655 <text:s text:c="3"/></text:p>
      <text:p text:style-name="Standard">unix <text:s/>3 <text:s text:c="5"/>[ ] <text:s text:c="8"/>STREAM <text:s text:c="4"/>CONNECTED <text:s text:c="4"/>841 <text:s text:c="5"/>/run/dbus/system_bus_socket</text:p>
      <text:p text:style-name="Standard">unix <text:s/>3 <text:s text:c="5"/>[ ] <text:s text:c="8"/>STREAM <text:s text:c="4"/>CONNECTED <text:s text:c="4"/>37760 <text:s text:c="3"/>/run/systemd/journal/stdout</text:p>
      <text:p text:style-name="Standard">unix <text:s/>3 <text:s text:c="5"/>[ ] <text:s text:c="8"/>STREAM <text:s text:c="4"/>CONNECTED <text:s text:c="4"/>41112 <text:s text:c="3"/>/run/dbus/system_bus_socket</text:p>
      <text:p text:style-name="Standard">unix <text:s/>3 <text:s text:c="5"/>[ ] <text:s text:c="8"/>STREAM <text:s text:c="4"/>CONNECTED <text:s text:c="4"/>53417 <text:s text:c="3"/></text:p>
      <text:p text:style-name="Standard">unix <text:s/>3 <text:s text:c="5"/>[ ] <text:s text:c="8"/>STREAM <text:s text:c="4"/>CONNECTED <text:s text:c="4"/>46006 <text:s text:c="3"/></text:p>
      <text:p text:style-name="Standard">unix <text:s/>3 <text:s text:c="5"/>[ ] <text:s text:c="8"/>STREAM <text:s text:c="4"/>CONNECTED <text:s text:c="4"/>42537 <text:s text:c="3"/></text:p>
      <text:p text:style-name="Standard">unix <text:s/>3 <text:s text:c="5"/>[ ] <text:s text:c="8"/>STREAM <text:s text:c="4"/>CONNECTED <text:s text:c="4"/>52392 <text:s text:c="3"/>@/home/user/.cache/ibus/dbus-quUACSJf</text:p>
      <text:p text:style-name="Standard">unix <text:s/>3 <text:s text:c="5"/>[ ] <text:s text:c="8"/>STREAM <text:s text:c="4"/>CONNECTED <text:s text:c="4"/>57870 <text:s text:c="3"/>/run/dbus/system_bus_socket</text:p>
      <text:p text:style-name="Standard">unix <text:s/>3 <text:s text:c="5"/>[ ] <text:s text:c="8"/>STREAM <text:s text:c="4"/>CONNECTED <text:s text:c="4"/>50807 <text:s text:c="3"/>/run/user/1000/bus</text:p>
      <text:p text:style-name="Standard">unix <text:s/>3 <text:s text:c="5"/>[ ] <text:s text:c="8"/>STREAM <text:s text:c="4"/>CONNECTED <text:s text:c="4"/>37764 <text:s text:c="3"/>/run/systemd/journal/stdout</text:p>
      <text:p text:style-name="Standard">unix <text:s/>3 <text:s text:c="5"/>[ ] <text:s text:c="8"/>STREAM <text:s text:c="4"/>CONNECTED <text:s text:c="4"/>872 <text:s text:c="5"/></text:p>
      <text:p text:style-name="Standard">unix <text:s/>3 <text:s text:c="5"/>[ ] <text:s text:c="8"/>STREAM <text:s text:c="4"/>CONNECTED <text:s text:c="4"/>50423 <text:s text:c="3"/>/run/dbus/system_bus_socket</text:p>
      <text:p text:style-name="Standard">unix <text:s/>3 <text:s text:c="5"/>[ ] <text:s text:c="8"/>STREAM <text:s text:c="4"/>CONNECTED <text:s text:c="4"/>50421 <text:s text:c="3"/>/run/dbus/system_bus_socket</text:p>
      <text:p text:style-name="Standard">unix <text:s/>3 <text:s text:c="5"/>[ ] <text:s text:c="8"/>STREAM <text:s text:c="4"/>CONNECTED <text:s text:c="4"/>29599 <text:s text:c="3"/></text:p>
      <text:p text:style-name="Standard">unix <text:s/>3 <text:s text:c="5"/>[ ] <text:s text:c="8"/>STREAM <text:s text:c="4"/>CONNECTED <text:s text:c="4"/>52357 <text:s text:c="3"/>@/tmp/.ICE-unix/2134</text:p>
      <text:p text:style-name="Standard">unix <text:s/>3 <text:s text:c="5"/>[ ] <text:s text:c="8"/>STREAM <text:s text:c="4"/>CONNECTED <text:s text:c="4"/>35136 <text:s text:c="3"/></text:p>
      <text:p text:style-name="Standard">unix <text:s/>3 <text:s text:c="5"/>[ ] <text:s text:c="8"/>STREAM <text:s text:c="4"/>CONNECTED <text:s text:c="4"/>57871 <text:s text:c="3"/>/run/dbus/system_bus_socket</text:p>
      <text:p text:style-name="Standard">unix <text:s/>3 <text:s text:c="5"/>[ ] <text:s text:c="8"/>STREAM <text:s text:c="4"/>CONNECTED <text:s text:c="4"/>52282 <text:s text:c="3"/></text:p>
      <text:p text:style-name="Standard">unix <text:s/>2 <text:s text:c="5"/>[ ] <text:s text:c="8"/>DGRAM <text:s text:c="19"/>35672 <text:s text:c="3"/></text:p>
      <text:p text:style-name="Standard">unix <text:s/>3 <text:s text:c="5"/>[ ] <text:s text:c="8"/>STREAM <text:s text:c="4"/>CONNECTED <text:s text:c="4"/>59435 <text:s text:c="3"/></text:p>
      <text:p text:style-name="Standard">unix <text:s/>3 <text:s text:c="5"/>[ ] <text:s text:c="8"/>STREAM <text:s text:c="4"/>CONNECTED <text:s text:c="4"/>51687 <text:s text:c="3"/></text:p>
      <text:p text:style-name="Standard">unix <text:s/>3 <text:s text:c="5"/>[ ] <text:s text:c="8"/>STREAM <text:s text:c="4"/>CONNECTED <text:s text:c="4"/>851 <text:s text:c="5"/>/run/dbus/system_bus_socket</text:p>
      <text:p text:style-name="Standard">unix <text:s/>3 <text:s text:c="5"/>[ ] <text:s text:c="8"/>STREAM <text:s text:c="4"/>CONNECTED <text:s text:c="4"/>57673 <text:s text:c="3"/>/run/user/1000/bus</text:p>
      <text:p text:style-name="Standard">unix <text:s/>3 <text:s text:c="5"/>[ ] <text:s text:c="8"/>STREAM <text:s text:c="4"/>CONNECTED <text:s text:c="4"/>38788 <text:s text:c="3"/></text:p>
      <text:p text:style-name="Standard">unix <text:s/>3 <text:s text:c="5"/>[ ] <text:s text:c="8"/>STREAM <text:s text:c="4"/>CONNECTED <text:s text:c="4"/>50792 <text:s text:c="3"/></text:p>
      <text:p text:style-name="Standard">unix <text:s/>3 <text:s text:c="5"/>[ ] <text:s text:c="8"/>STREAM <text:s text:c="4"/>CONNECTED <text:s text:c="4"/>19167 <text:s text:c="3"/></text:p>
      <text:p text:style-name="Standard">unix <text:s/>3 <text:s text:c="5"/>[ ] <text:s text:c="8"/>STREAM <text:s text:c="4"/>CONNECTED <text:s text:c="4"/>35648 <text:s text:c="3"/></text:p>
      <text:p text:style-name="Standard">unix <text:s/>3 <text:s text:c="5"/>[ ] <text:s text:c="8"/>STREAM <text:s text:c="4"/>CONNECTED <text:s text:c="4"/>18022 <text:s text:c="3"/></text:p>
      <text:p text:style-name="Standard">unix <text:s/>3 <text:s text:c="5"/>[ ] <text:s text:c="8"/>DGRAM <text:s text:c="19"/>23794 <text:s text:c="3"/></text:p>
      <text:p text:style-name="Standard">unix <text:s/>3 <text:s text:c="5"/>[ ] <text:s text:c="8"/>STREAM <text:s text:c="4"/>CONNECTED <text:s text:c="4"/>53418 <text:s text:c="3"/></text:p>
      <text:p text:style-name="Standard">unix <text:s/>3 <text:s text:c="5"/>[ ] <text:s text:c="8"/>STREAM <text:s text:c="4"/>CONNECTED <text:s text:c="4"/>46015 <text:s text:c="3"/></text:p>
      <text:p text:style-name="Standard">unix <text:s/>3 <text:s text:c="5"/>[ ] <text:s text:c="8"/>STREAM <text:s text:c="4"/>CONNECTED <text:s text:c="4"/>840 <text:s text:c="5"/></text:p>
      <text:p text:style-name="Standard">unix <text:s/>3 <text:s text:c="5"/>[ ] <text:s text:c="8"/>STREAM <text:s text:c="4"/>CONNECTED <text:s text:c="4"/>50800 <text:s text:c="3"/>/run/user/1000/bus</text:p>
      <text:p text:style-name="Standard">unix <text:s/>3 <text:s text:c="5"/>[ ] <text:s text:c="8"/>STREAM <text:s text:c="4"/>CONNECTED <text:s text:c="4"/>59406 <text:s text:c="3"/></text:p>
      <text:p text:style-name="Standard">unix <text:s/>3 <text:s text:c="5"/>[ ] <text:s text:c="8"/>STREAM <text:s text:c="4"/>CONNECTED <text:s text:c="4"/>36853 <text:s text:c="3"/>/run/dbus/system_bus_socket</text:p>
      <text:p text:style-name="Standard">unix <text:s/>3 <text:s text:c="5"/>[ ] <text:s text:c="8"/>STREAM <text:s text:c="4"/>CONNECTED <text:s text:c="4"/>34999 <text:s text:c="3"/>/run/systemd/journal/stdout</text:p>
      <text:p text:style-name="Standard">unix <text:s/>3 <text:s text:c="5"/>[ ] <text:s text:c="8"/>STREAM <text:s text:c="4"/>CONNECTED <text:s text:c="4"/>37786 <text:s text:c="3"/>/run/dbus/system_bus_socket</text:p>
      <text:p text:style-name="Standard">unix <text:s/>3 <text:s text:c="5"/>[ ] <text:s text:c="8"/>STREAM <text:s text:c="4"/>CONNECTED <text:s text:c="4"/>54460 <text:s text:c="3"/></text:p>
      <text:p text:style-name="Standard"><text:soft-page-break/>unix <text:s/>3 <text:s text:c="5"/>[ ] <text:s text:c="8"/>STREAM <text:s text:c="4"/>CONNECTED <text:s text:c="4"/>39570 <text:s text:c="3"/></text:p>
      <text:p text:style-name="Standard">unix <text:s/>3 <text:s text:c="5"/>[ ] <text:s text:c="8"/>STREAM <text:s text:c="4"/>CONNECTED <text:s text:c="4"/>47411 <text:s text:c="3"/>/run/systemd/journal/stdout</text:p>
      <text:p text:style-name="Standard">unix <text:s/>3 <text:s text:c="5"/>[ ] <text:s text:c="8"/>STREAM <text:s text:c="4"/>CONNECTED <text:s text:c="4"/>36107 <text:s text:c="3"/>/run/systemd/journal/stdout</text:p>
      <text:p text:style-name="Standard">unix <text:s/>3 <text:s text:c="5"/>[ ] <text:s text:c="8"/>STREAM <text:s text:c="4"/>CONNECTED <text:s text:c="4"/>56446 <text:s text:c="3"/></text:p>
      <text:p text:style-name="Standard">unix <text:s/>3 <text:s text:c="5"/>[ ] <text:s text:c="8"/>STREAM <text:s text:c="4"/>CONNECTED <text:s text:c="4"/>47421 <text:s text:c="3"/>/run/systemd/journal/stdout</text:p>
      <text:p text:style-name="Standard">unix <text:s/>2 <text:s text:c="5"/>[ ] <text:s text:c="8"/>DGRAM <text:s text:c="19"/>39506 <text:s text:c="3"/></text:p>
      <text:p text:style-name="Standard">unix <text:s/>3 <text:s text:c="5"/>[ ] <text:s text:c="8"/>STREAM <text:s text:c="4"/>CONNECTED <text:s text:c="4"/>19281 <text:s text:c="3"/>/run/systemd/journal/stdout</text:p>
      <text:p text:style-name="Standard">unix <text:s/>2 <text:s text:c="5"/>[ ] <text:s text:c="8"/>DGRAM <text:s text:c="19"/>838 <text:s text:c="5"/></text:p>
      <text:p text:style-name="Standard">unix <text:s/>3 <text:s text:c="5"/>[ ] <text:s text:c="8"/>STREAM <text:s text:c="4"/>CONNECTED <text:s text:c="4"/>50873 <text:s text:c="3"/>/run/user/1000/bus</text:p>
      <text:p text:style-name="Standard">unix <text:s/>3 <text:s text:c="5"/>[ ] <text:s text:c="8"/>STREAM <text:s text:c="4"/>CONNECTED <text:s text:c="4"/>50427 <text:s text:c="3"/>/run/systemd/journal/stdout</text:p>
      <text:p text:style-name="Standard">unix <text:s/>3 <text:s text:c="5"/>[ ] <text:s text:c="8"/>STREAM <text:s text:c="4"/>CONNECTED <text:s text:c="4"/>35823 <text:s text:c="3"/>/run/user/1000/bus</text:p>
      <text:p text:style-name="Standard">unix <text:s/>3 <text:s text:c="5"/>[ ] <text:s text:c="8"/>STREAM <text:s text:c="4"/>CONNECTED <text:s text:c="4"/>60581 <text:s text:c="3"/></text:p>
      <text:p text:style-name="Standard">unix <text:s/>3 <text:s text:c="5"/>[ ] <text:s text:c="8"/>STREAM <text:s text:c="4"/>CONNECTED <text:s text:c="4"/>38777 <text:s text:c="3"/></text:p>
      <text:p text:style-name="Standard">unix <text:s/>3 <text:s text:c="5"/>[ ] <text:s text:c="8"/>STREAM <text:s text:c="4"/>CONNECTED <text:s text:c="4"/>35803 <text:s text:c="3"/>/run/dbus/system_bus_socket</text:p>
      <text:p text:style-name="Standard">unix <text:s/>3 <text:s text:c="5"/>[ ] <text:s text:c="8"/>STREAM <text:s text:c="4"/>CONNECTED <text:s text:c="4"/>36861 <text:s text:c="3"/>/run/systemd/journal/stdout</text:p>
      <text:p text:style-name="Standard">unix <text:s/>3 <text:s text:c="5"/>[ ] <text:s text:c="8"/>STREAM <text:s text:c="4"/>CONNECTED <text:s text:c="4"/>52364 <text:s text:c="3"/>/run/systemd/journal/stdout</text:p>
      <text:p text:style-name="Standard">unix <text:s/>3 <text:s text:c="5"/>[ ] <text:s text:c="8"/>STREAM <text:s text:c="4"/>CONNECTED <text:s text:c="4"/>52350 <text:s text:c="3"/></text:p>
      <text:p text:style-name="Standard">unix <text:s/>3 <text:s text:c="5"/>[ ] <text:s text:c="8"/>STREAM <text:s text:c="4"/>CONNECTED <text:s text:c="4"/>52371 <text:s text:c="3"/>/run/user/1000/wayland-0</text:p>
      <text:p text:style-name="Standard">unix <text:s/>3 <text:s text:c="5"/>[ ] <text:s text:c="8"/>STREAM <text:s text:c="4"/>CONNECTED <text:s text:c="4"/>37759 <text:s text:c="3"/>/run/systemd/journal/stdout</text:p>
      <text:p text:style-name="Standard">unix <text:s/>3 <text:s text:c="5"/>[ ] <text:s text:c="8"/>STREAM <text:s text:c="4"/>CONNECTED <text:s text:c="4"/>37723 <text:s text:c="3"/>/run/user/1000/bus</text:p>
      <text:p text:style-name="Standard">unix <text:s/>3 <text:s text:c="5"/>[ ] <text:s text:c="8"/>STREAM <text:s text:c="4"/>CONNECTED <text:s text:c="4"/>50836 <text:s text:c="3"/></text:p>
      <text:p text:style-name="Standard">unix <text:s/>3 <text:s text:c="5"/>[ ] <text:s text:c="8"/>STREAM <text:s text:c="4"/>CONNECTED <text:s text:c="4"/>843 <text:s text:c="5"/>/run/dbus/system_bus_socket</text:p>
      <text:p text:style-name="Standard">unix <text:s/>3 <text:s text:c="5"/>[ ] <text:s text:c="8"/>DGRAM <text:s text:c="19"/>23795 <text:s text:c="3"/></text:p>
      <text:p text:style-name="Standard">unix <text:s/>3 <text:s text:c="5"/>[ ] <text:s text:c="8"/>STREAM <text:s text:c="4"/>CONNECTED <text:s text:c="4"/>56445 <text:s text:c="3"/></text:p>
      <text:p text:style-name="Standard">unix <text:s/>3 <text:s text:c="5"/>[ ] <text:s text:c="8"/>STREAM <text:s text:c="4"/>CONNECTED <text:s text:c="4"/>38926 <text:s text:c="3"/></text:p>
      <text:p text:style-name="Standard">unix <text:s/>3 <text:s text:c="5"/>[ ] <text:s text:c="8"/>STREAM <text:s text:c="4"/>CONNECTED <text:s text:c="4"/>59418 <text:s text:c="3"/></text:p>
      <text:p text:style-name="Standard">unix <text:s/>3 <text:s text:c="5"/>[ ] <text:s text:c="8"/>STREAM <text:s text:c="4"/>CONNECTED <text:s text:c="4"/>50459 <text:s text:c="3"/>/run/dbus/system_bus_socket</text:p>
      <text:p text:style-name="Standard">unix <text:s/>3 <text:s text:c="5"/>[ ] <text:s text:c="8"/>STREAM <text:s text:c="4"/>CONNECTED <text:s text:c="4"/>60466 <text:s text:c="3"/></text:p>
      <text:p text:style-name="Standard">unix <text:s/>2 <text:s text:c="5"/>[ ] <text:s text:c="8"/>DGRAM <text:s text:c="19"/>38675 <text:s text:c="3"/></text:p>
      <text:p text:style-name="Standard">unix <text:s/>3 <text:s text:c="5"/>[ ] <text:s text:c="8"/>DGRAM <text:s text:c="19"/>46901 <text:s text:c="3"/></text:p>
      <text:p text:style-name="Standard">unix <text:s/>3 <text:s text:c="5"/>[ ] <text:s text:c="8"/>STREAM <text:s text:c="4"/>CONNECTED <text:s text:c="4"/>52361 <text:s text:c="3"/></text:p>
      <text:p text:style-name="Standard">unix <text:s/>3 <text:s text:c="5"/>[ ] <text:s text:c="8"/>STREAM <text:s text:c="4"/>CONNECTED <text:s text:c="4"/>53358 <text:s text:c="3"/></text:p>
      <text:p text:style-name="Standard">unix <text:s/>3 <text:s text:c="5"/>[ ] <text:s text:c="8"/>STREAM <text:s text:c="4"/>CONNECTED <text:s text:c="4"/>56437 <text:s text:c="3"/></text:p>
      <text:p text:style-name="Standard">unix <text:s/>3 <text:s text:c="5"/>[ ] <text:s text:c="8"/>STREAM <text:s text:c="4"/>CONNECTED <text:s text:c="4"/>37918 <text:s text:c="3"/></text:p>
      <text:p text:style-name="Standard">unix <text:s/>3 <text:s text:c="5"/>[ ] <text:s text:c="8"/>STREAM <text:s text:c="4"/>CONNECTED <text:s text:c="4"/>59436 <text:s text:c="3"/></text:p>
      <text:p text:style-name="Standard">unix <text:s/>3 <text:s text:c="5"/>[ ] <text:s text:c="8"/>STREAM <text:s text:c="4"/>CONNECTED <text:s text:c="4"/>61478 <text:s text:c="3"/>/run/user/1000/wayland-0</text:p>
      <text:p text:style-name="Standard">unix <text:s/>3 <text:s text:c="5"/>[ ] <text:s text:c="8"/>STREAM <text:s text:c="4"/>CONNECTED <text:s text:c="4"/>50798 <text:s text:c="3"/>/run/user/1000/bus</text:p>
      <text:p text:style-name="Standard">unix <text:s/>3 <text:s text:c="5"/>[ ] <text:s text:c="8"/>STREAM <text:s text:c="4"/>CONNECTED <text:s text:c="4"/>56441 <text:s text:c="3"/>/run/user/1000/bus</text:p>
      <text:p text:style-name="Standard">unix <text:s/>3 <text:s text:c="5"/>[ ] <text:s text:c="8"/>STREAM <text:s text:c="4"/>CONNECTED <text:s text:c="4"/>39853 <text:s text:c="3"/></text:p>
      <text:p text:style-name="Standard">unix <text:s/>3 <text:s text:c="5"/>[ ] <text:s text:c="8"/>STREAM <text:s text:c="4"/>CONNECTED <text:s text:c="4"/>46927 <text:s text:c="3"/></text:p>
      <text:p text:style-name="Standard">unix <text:s/>3 <text:s text:c="5"/>[ ] <text:s text:c="8"/>STREAM <text:s text:c="4"/>CONNECTED <text:s text:c="4"/>50870 <text:s text:c="3"/></text:p>
      <text:p text:style-name="Standard">unix <text:s/>3 <text:s text:c="5"/>[ ] <text:s text:c="8"/>STREAM <text:s text:c="4"/>CONNECTED <text:s text:c="4"/>53406 <text:s text:c="3"/></text:p>
      <text:p text:style-name="Standard">unix <text:s/>2 <text:s text:c="5"/>[ ] <text:s text:c="8"/>DGRAM <text:s text:c="19"/>57869 <text:s text:c="3"/></text:p>
      <text:p text:style-name="Standard">unix <text:s/>3 <text:s text:c="5"/>[ ] <text:s text:c="8"/>STREAM <text:s text:c="4"/>CONNECTED <text:s text:c="4"/>52086 <text:s text:c="3"/></text:p>
      <text:p text:style-name="Standard">unix <text:s/>3 <text:s text:c="5"/>[ ] <text:s text:c="8"/>STREAM <text:s text:c="4"/>CONNECTED <text:s text:c="4"/>39899 <text:s text:c="3"/></text:p>
      <text:p text:style-name="Standard">unix <text:s/>3 <text:s text:c="5"/>[ ] <text:s text:c="8"/>STREAM <text:s text:c="4"/>CONNECTED <text:s text:c="4"/>50456 <text:s text:c="3"/>/run/dbus/system_bus_socket</text:p>
      <text:p text:style-name="Standard">unix <text:s/>3 <text:s text:c="5"/>[ ] <text:s text:c="8"/>STREAM <text:s text:c="4"/>CONNECTED <text:s text:c="4"/>57858 <text:s text:c="3"/>/run/user/1000/bus</text:p>
      <text:p text:style-name="Standard">unix <text:s/>3 <text:s text:c="5"/>[ ] <text:s text:c="8"/>STREAM <text:s text:c="4"/>CONNECTED <text:s text:c="4"/>43737 <text:s text:c="3"/></text:p>
      <text:p text:style-name="Standard">unix <text:s/>3 <text:s text:c="5"/>[ ] <text:s text:c="8"/>STREAM <text:s text:c="4"/>CONNECTED <text:s text:c="4"/>43012 <text:s text:c="3"/>/run/systemd/journal/stdout</text:p>
      <text:p text:style-name="Standard"><text:soft-page-break/>unix <text:s/>3 <text:s text:c="5"/>[ ] <text:s text:c="8"/>STREAM <text:s text:c="4"/>CONNECTED <text:s text:c="4"/>37830 <text:s text:c="3"/>@/home/user/.cache/ibus/dbus-quUACSJf</text:p>
      <text:p text:style-name="Standard">unix <text:s/>3 <text:s text:c="5"/>[ ] <text:s text:c="8"/>STREAM <text:s text:c="4"/>CONNECTED <text:s text:c="4"/>56478 <text:s text:c="3"/></text:p>
      <text:p text:style-name="Standard">unix <text:s/>3 <text:s text:c="5"/>[ ] <text:s text:c="8"/>STREAM <text:s text:c="4"/>CONNECTED <text:s text:c="4"/>47409 <text:s text:c="3"/>/run/systemd/journal/stdout</text:p>
      <text:p text:style-name="Standard">unix <text:s/>3 <text:s text:c="5"/>[ ] <text:s text:c="8"/>DGRAM <text:s text:c="19"/>43779 <text:s text:c="3"/></text:p>
      <text:p text:style-name="Standard">user@user-pc:~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1:56:00.288559947</meta:creation-date>
    <dc:date>2021-12-05T11:58:46.154581476</dc:date>
    <meta:editing-duration>PT2M46S</meta:editing-duration>
    <meta:editing-cycles>1</meta:editing-cycles>
    <meta:document-statistic meta:table-count="0" meta:image-count="0" meta:object-count="0" meta:page-count="13" meta:paragraph-count="591" meta:word-count="4328" meta:character-count="41165" meta:non-whitespace-character-count="21744"/>
    <meta:generator>LibreOffice/6.4.7.2$Linux_X86_64 LibreOffice_project/40$Build-2</meta:generator>
  </office:meta>
</office:document-meta>
</file>